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5" style:family="table-cell" style:parent-style-name="Default" style:data-style-name="N61"/>
    <style:style style:name="ce1" style:family="table-cell" style:parent-style-name="Default" style:data-style-name="N122"/>
    <style:style style:name="ce8" style:family="table-cell" style:parent-style-name="Default" style:data-style-name="N133"/>
    <style:style style:name="ce2" style:family="table-cell" style:parent-style-name="Default" style:data-style-name="N125"/>
    <style:style style:name="ce3" style:family="table-cell" style:parent-style-name="Default" style:data-style-name="N2"/>
    <style:style style:name="ce4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 table:number-columns-repeated="15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R gener Ohm</text:p>
          </table:table-cell>
          <table:table-cell office:value-type="string" calcext:value-type="string">
            <text:p>R kOhm</text:p>
          </table:table-cell>
          <table:table-cell/>
          <table:table-cell office:value-type="string" calcext:value-type="string">
            <text:p>RL</text:p>
          </table:table-cell>
          <table:table-cell/>
          <table:table-cell office:value-type="float" office:value="-6" calcext:value-type="float">
            <text:p>-6</text:p>
          </table:table-cell>
          <table:table-cell table:number-columns-repeated="2"/>
          <table:table-cell office:value-type="string" calcext:value-type="string">
            <text:p>mV/div</text:p>
          </table:table-cell>
          <table:table-cell/>
          <table:table-cell office:value-type="string" calcext:value-type="string">
            <text:p>RC</text:p>
          </table:table-cell>
          <table:table-cell/>
          <table:table-cell office:value-type="float" office:value="-6" calcext:value-type="float">
            <text:p>-6</text:p>
          </table:table-cell>
          <table:table-cell/>
          <table:table-cell table:style-name="Default" office:value-type="string" calcext:value-type="string">
            <text:p>Sbagliato</text:p>
          </table:table-cell>
          <table:table-cell table:number-columns-repeated="3"/>
          <table:table-cell office:value-type="string" calcext:value-type="string">
            <text:p>RLC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992" calcext:value-type="float">
            <text:p>0.992</text:p>
          </table:table-cell>
          <table:table-cell/>
          <table:table-cell office:value-type="string" calcext:value-type="string">
            <text:p>H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icro s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icro s</text:p>
          </table:table-cell>
          <table:table-cell/>
          <table:table-cell table:style-name="Default"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Sottosmorzato</text:p>
          </table:table-cell>
          <table:table-cell table:style-name="Default"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([.C3]*0.009+0.001)/SQRT(3)" office:value-type="float" office:value="0.0057319334725146" calcext:value-type="float">
            <text:p>0.005731933472515</text:p>
          </table:table-cell>
          <table:table-cell/>
          <table:table-cell office:value-type="string" calcext:value-type="string">
            <text:p>Frequenza gen</text:p>
          </table:table-cell>
          <table:table-cell office:value-type="string" calcext:value-type="string">
            <text:p>V gen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V L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Frequenza gen</text:p>
          </table:table-cell>
          <table:table-cell office:value-type="string" calcext:value-type="string">
            <text:p>V gen</text:p>
          </table:table-cell>
          <table:table-cell office:value-type="string" calcext:value-type="string">
            <text:p>Tempo</text:p>
          </table:table-cell>
          <table:table-cell/>
          <table:table-cell table:style-name="Default" office:value-type="string" calcext:value-type="string">
            <text:p>V C</text:p>
          </table:table-cell>
          <table:table-cell table:number-columns-repeated="4"/>
          <table:table-cell table:style-name="Default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00.001" calcext:value-type="float">
            <text:p>100.001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table:formula="of:=([.$E$11]*1000000+[.$E$12]*[.G5]+[.$E$13]*0.001)/SQRT(3)" office:value-type="float" office:value="0.00484974226119286" calcext:value-type="float">
            <text:p>0.004849742261193</text:p>
          </table:table-cell>
          <table:table-cell table:style-name="ce1" office:value-type="float" office:value="1" calcext:value-type="float">
            <text:p>1.000</text:p>
          </table:table-cell>
          <table:table-cell table:formula="of:=([.I5]*0.03+0.05*[.$J$3]*0.001)/SQRT(3)" office:value-type="float" office:value="0.023094010767585" calcext:value-type="float">
            <text:p>0.023094010767585</text:p>
          </table:table-cell>
          <table:table-cell/>
          <table:table-cell office:value-type="float" office:value="100.001" calcext:value-type="float">
            <text:p>100.001</text:p>
          </table:table-cell>
          <table:table-cell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/>
          <table:table-cell table:style-name="Default" office:value-type="float" office:value="400" calcext:value-type="float">
            <text:p>400</text:p>
          </table:table-cell>
          <table:table-cell office:value-type="string" calcext:value-type="string">
            <text:p>micro</text:p>
          </table:table-cell>
          <table:table-cell table:number-columns-repeated="2"/>
          <table:table-cell office:value-type="string" calcext:value-type="string">
            <text:p>Hz</text:p>
          </table:table-cell>
          <table:table-cell table:style-name="Default" office:value-type="string" calcext:value-type="string">
            <text:p>micro s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005731933472515" calcext:value-type="float">
            <text:p>0.005731933472515</text:p>
          </table:table-cell>
          <table:table-cell table:number-columns-repeated="2"/>
          <table:table-cell office:value-type="float" office:value="-0.5" calcext:value-type="float">
            <text:p>-0.5</text:p>
          </table:table-cell>
          <table:table-cell office:value-type="float" office:value="80" calcext:value-type="float">
            <text:p>80</text:p>
          </table:table-cell>
          <table:table-cell table:formula="of:=([.$E$11]*1000000+[.$E$12]*[.G6]+[.$E$13]*0.001)/SQRT(3)" office:value-type="float" office:value="0.00600444279957211" calcext:value-type="float">
            <text:p>0.006004442799572</text:p>
          </table:table-cell>
          <table:table-cell table:style-name="ce1" office:value-type="float" office:value="0.8" calcext:value-type="float">
            <text:p>0.800</text:p>
          </table:table-cell>
          <table:table-cell table:formula="of:=([.I6]*0.03+0.05*[.$J$3]*0.001)/SQRT(3)" office:value-type="float" office:value="0.0196299091524473" calcext:value-type="float">
            <text:p>0.019629909152447</text:p>
          </table:table-cell>
          <table:table-cell table:number-columns-repeated="2"/>
          <table:table-cell office:value-type="float" office:value="-0.5" calcext:value-type="float">
            <text:p>-0.5</text:p>
          </table:table-cell>
          <table:table-cell office:value-type="float" office:value="80" calcext:value-type="float">
            <text:p>80</text:p>
          </table:table-cell>
          <table:table-cell/>
          <table:table-cell table:style-name="Default" office:value-type="float" office:value="800" calcext:value-type="float">
            <text:p>800</text:p>
          </table:table-cell>
          <table:table-cell office:value-type="string" calcext:value-type="string">
            <text:p>micro</text:p>
          </table:table-cell>
          <table:table-cell table:number-columns-repeated="2"/>
          <table:table-cell office:value-type="string" calcext:value-type="string">
            <text:p>500?</text:p>
          </table:table-cell>
          <table:table-cell table:style-name="Default" office:value-type="string" calcext:value-type="string">
            <text:p>Tempo</text:p>
          </table:table-cell>
          <table:table-cell office:value-type="string" calcext:value-type="string">
            <text:p>V R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8" calcext:value-type="float">
            <text:p>108</text:p>
          </table:table-cell>
          <table:table-cell table:formula="of:=([.$E$11]*1000000+[.$E$12]*[.G7]+[.$E$13]*0.001)/SQRT(3)" office:value-type="float" office:value="0.00762102355330306" calcext:value-type="float">
            <text:p>0.007621023553303</text:p>
          </table:table-cell>
          <table:table-cell table:style-name="ce1" office:value-type="float" office:value="0.6" calcext:value-type="float">
            <text:p>0.600</text:p>
          </table:table-cell>
          <table:table-cell table:formula="of:=([.I7]*0.03+0.05*[.$J$3]*0.001)/SQRT(3)" office:value-type="float" office:value="0.0161658075373095" calcext:value-type="float">
            <text:p>0.0161658075373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float" office:value="1.2" calcext:value-type="float">
            <text:p>1.20</text:p>
          </table:table-cell>
          <table:table-cell office:value-type="string" calcext:value-type="string">
            <text:p>milli</text:p>
          </table:table-cell>
          <table:table-cell table:number-columns-repeated="3"/>
          <table:table-cell table:style-name="ce1" office:value-type="float" office:value="2.8" calcext:value-type="float">
            <text:p>2.800</text:p>
          </table:table-cell>
          <table:table-cell table:style-name="ce3" office:value-type="float" office:value="6.8" calcext:value-type="float">
            <text:p>6.8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amples per s</text:p>
          </table:table-cell>
          <table:table-cell/>
          <table:table-cell office:value-type="float" office:value="136" calcext:value-type="float">
            <text:p>136</text:p>
          </table:table-cell>
          <table:table-cell table:formula="of:=([.$E$11]*1000000+[.$E$12]*[.G8]+[.$E$13]*0.001)/SQRT(3)" office:value-type="float" office:value="0.00923760430703401" calcext:value-type="float">
            <text:p>0.009237604307034</text:p>
          </table:table-cell>
          <table:table-cell table:style-name="ce1" office:value-type="float" office:value="0.44" calcext:value-type="float">
            <text:p>0.440</text:p>
          </table:table-cell>
          <table:table-cell table:formula="of:=([.I8]*0.03+0.05*[.$J$3]*0.001)/SQRT(3)" office:value-type="float" office:value="0.0133945262451993" calcext:value-type="float">
            <text:p>0.013394526245199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/>
          <table:table-cell office:value-type="float" office:value="1.2" calcext:value-type="float">
            <text:p>1.20</text:p>
          </table:table-cell>
          <table:table-cell table:number-columns-repeated="4"/>
          <table:table-cell table:style-name="ce1" office:value-type="float" office:value="3.2" calcext:value-type="float">
            <text:p>3.200</text:p>
          </table:table-cell>
          <table:table-cell table:style-name="ce3" office:value-type="float" office:value="8.6" calcext:value-type="float">
            <text:p>8.60</text:p>
          </table:table-cell>
          <table:table-cell/>
        </table:table-row>
        <table:table-row table:style-name="ro1">
          <table:table-cell table:number-columns-repeated="4"/>
          <table:table-cell table:style-name="ce5" office:value-type="float" office:value="500000000" calcext:value-type="float">
            <text:p>5.00E+08</text:p>
          </table:table-cell>
          <table:table-cell/>
          <table:table-cell office:value-type="float" office:value="176" calcext:value-type="float">
            <text:p>176</text:p>
          </table:table-cell>
          <table:table-cell table:formula="of:=([.$E$11]*1000000+[.$E$12]*[.G9]+[.$E$13]*0.001)/SQRT(3)" office:value-type="float" office:value="0.0115470053837925" calcext:value-type="float">
            <text:p>0.011547005383793</text:p>
          </table:table-cell>
          <table:table-cell table:style-name="ce1" office:value-type="float" office:value="0.32" calcext:value-type="float">
            <text:p>0.320</text:p>
          </table:table-cell>
          <table:table-cell table:formula="of:=([.I9]*0.03+0.05*[.$J$3]*0.001)/SQRT(3)" office:value-type="float" office:value="0.0113160652761167" calcext:value-type="float">
            <text:p>0.011316065276117</text:p>
          </table:table-cell>
          <table:table-cell table:number-columns-repeated="3"/>
          <table:table-cell office:value-type="float" office:value="160" calcext:value-type="float">
            <text:p>160</text:p>
          </table:table-cell>
          <table:table-cell/>
          <table:table-cell office:value-type="float" office:value="1.6" calcext:value-type="float">
            <text:p>1.60</text:p>
          </table:table-cell>
          <table:table-cell table:number-columns-repeated="3"/>
          <table:table-cell office:value-type="string" calcext:value-type="string">
            <text:p>kHz</text:p>
          </table:table-cell>
          <table:table-cell table:style-name="ce1" office:value-type="float" office:value="4" calcext:value-type="float">
            <text:p>4.000</text:p>
          </table:table-cell>
          <table:table-cell table:style-name="ce4" office:value-type="float" office:value="12.6" calcext:value-type="float">
            <text:p>12.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ample interval, s</text:p>
          </table:table-cell>
          <table:table-cell/>
          <table:table-cell office:value-type="float" office:value="220" calcext:value-type="float">
            <text:p>220</text:p>
          </table:table-cell>
          <table:table-cell table:formula="of:=([.$E$11]*1000000+[.$E$12]*[.G10]+[.$E$13]*0.001)/SQRT(3)" office:value-type="float" office:value="0.0140873465682269" calcext:value-type="float">
            <text:p>0.014087346568227</text:p>
          </table:table-cell>
          <table:table-cell table:style-name="ce1" office:value-type="float" office:value="0.22" calcext:value-type="float">
            <text:p>0.220</text:p>
          </table:table-cell>
          <table:table-cell table:formula="of:=([.I10]*0.03+0.05*[.$J$3]*0.001)/SQRT(3)" office:value-type="float" office:value="0.00958401446854779" calcext:value-type="float">
            <text:p>0.009584014468548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/>
          <table:table-cell office:value-type="float" office:value="2" calcext:value-type="float">
            <text:p>2.00</text:p>
          </table:table-cell>
          <table:table-cell table:number-columns-repeated="3"/>
          <table:table-cell office:value-type="string" calcext:value-type="string">
            <text:p>gamma</text:p>
          </table:table-cell>
          <table:table-cell table:style-name="ce1" office:value-type="float" office:value="4.8" calcext:value-type="float">
            <text:p>4.800</text:p>
          </table:table-cell>
          <table:table-cell table:style-name="ce4" office:value-type="float" office:value="16.9" calcext:value-type="float">
            <text:p>16.9</text:p>
          </table:table-cell>
          <table:table-cell/>
        </table:table-row>
        <table:table-row table:style-name="ro1">
          <table:table-cell table:number-columns-repeated="4"/>
          <table:table-cell table:formula="of:=1/[.E9]" office:value-type="float" office:value="0.000000002" calcext:value-type="float">
            <text:p>2E-09</text:p>
          </table:table-cell>
          <table:table-cell/>
          <table:table-cell office:value-type="float" office:value="252" calcext:value-type="float">
            <text:p>252</text:p>
          </table:table-cell>
          <table:table-cell table:formula="of:=([.$E$11]*1000000+[.$E$12]*[.G11]+[.$E$13]*0.001)/SQRT(3)" office:value-type="float" office:value="0.0159348674296337" calcext:value-type="float">
            <text:p>0.015934867429634</text:p>
          </table:table-cell>
          <table:table-cell table:style-name="ce1" office:value-type="float" office:value="0.18" calcext:value-type="float">
            <text:p>0.180</text:p>
          </table:table-cell>
          <table:table-cell table:formula="of:=([.I11]*0.03+0.05*[.$J$3]*0.001)/SQRT(3)" office:value-type="float" office:value="0.00889119414552024" calcext:value-type="float">
            <text:p>0.00889119414552</text:p>
          </table:table-cell>
          <table:table-cell table:number-columns-repeated="3"/>
          <table:table-cell office:value-type="float" office:value="360" calcext:value-type="float">
            <text:p>360</text:p>
          </table:table-cell>
          <table:table-cell/>
          <table:table-cell office:value-type="float" office:value="4" calcext:value-type="float">
            <text:p>4.00</text:p>
          </table:table-cell>
          <table:table-cell table:number-columns-repeated="3"/>
          <table:table-cell office:value-type="float" office:value="5.71570653000252" calcext:value-type="float">
            <text:p>5.71570653000252</text:p>
          </table:table-cell>
          <table:table-cell table:style-name="ce1" office:value-type="float" office:value="5.2" calcext:value-type="float">
            <text:p>5.200</text:p>
          </table:table-cell>
          <table:table-cell table:style-name="ce4" office:value-type="float" office:value="19.1" calcext:value-type="float">
            <text:p>19.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rts per mill</text:p>
          </table:table-cell>
          <table:table-cell table:formula="of:=100/1000000" office:value-type="float" office:value="0.0001" calcext:value-type="float">
            <text:p>0.0001</text:p>
          </table:table-cell>
          <table:table-cell/>
          <table:table-cell office:value-type="float" office:value="288" calcext:value-type="float">
            <text:p>288</text:p>
          </table:table-cell>
          <table:table-cell table:formula="of:=([.$E$11]*1000000+[.$E$12]*[.G12]+[.$E$13]*0.001)/SQRT(3)" office:value-type="float" office:value="0.0180133283987163" calcext:value-type="float">
            <text:p>0.018013328398716</text:p>
          </table:table-cell>
          <table:table-cell table:style-name="ce1" office:value-type="float" office:value="0.16" calcext:value-type="float">
            <text:p>0.160</text:p>
          </table:table-cell>
          <table:table-cell table:formula="of:=([.I12]*0.03+0.05*[.$J$3]*0.001)/SQRT(3)" office:value-type="float" office:value="0.00854478398400646" calcext:value-type="float">
            <text:p>0.008544783984006</text:p>
          </table:table-cell>
          <table:table-cell table:number-columns-repeated="3"/>
          <table:table-cell office:value-type="float" office:value="520" calcext:value-type="float">
            <text:p>520</text:p>
          </table:table-cell>
          <table:table-cell/>
          <table:table-cell office:value-type="float" office:value="5.6" calcext:value-type="float">
            <text:p>5.60</text:p>
          </table:table-cell>
          <table:table-cell table:number-columns-repeated="2"/>
          <table:table-cell office:value-type="string" calcext:value-type="string">
            <text:p>omega</text:p>
          </table:table-cell>
          <table:table-cell office:value-type="float" office:value="310.127004797022" calcext:value-type="float">
            <text:p>310.127004797022</text:p>
          </table:table-cell>
          <table:table-cell table:style-name="ce1" office:value-type="float" office:value="6" calcext:value-type="float">
            <text:p>6.000</text:p>
          </table:table-cell>
          <table:table-cell table:style-name="ce4" office:value-type="float" office:value="23.5" calcext:value-type="float">
            <text:p>23.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no s</text:p>
          </table:table-cell>
          <table:table-cell table:formula="of:=0.4" office:value-type="float" office:value="0.4" calcext:value-type="float">
            <text:p>0.4</text:p>
          </table:table-cell>
          <table:table-cell/>
          <table:table-cell office:value-type="float" office:value="316" calcext:value-type="float">
            <text:p>316</text:p>
          </table:table-cell>
          <table:table-cell table:formula="of:=([.$E$11]*1000000+[.$E$12]*[.G13]+[.$E$13]*0.001)/SQRT(3)" office:value-type="float" office:value="0.0196299091524473" calcext:value-type="float">
            <text:p>0.019629909152447</text:p>
          </table:table-cell>
          <table:table-cell table:style-name="ce1" office:value-type="float" office:value="0.14" calcext:value-type="float">
            <text:p>0.140</text:p>
          </table:table-cell>
          <table:table-cell table:formula="of:=([.I13]*0.03+0.05*[.$J$3]*0.001)/SQRT(3)" office:value-type="float" office:value="0.00819837382249269" calcext:value-type="float">
            <text:p>0.008198373822493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/>
          <table:table-cell office:value-type="float" office:value="16" calcext:value-type="float">
            <text:p>16.00</text:p>
          </table:table-cell>
          <table:table-cell table:number-columns-repeated="2"/>
          <table:table-cell office:value-type="string" calcext:value-type="string">
            <text:p>omega0</text:p>
          </table:table-cell>
          <table:table-cell table:formula="of:=SQRT([.T12]^2+[.T11]^2)" office:value-type="float" office:value="310.179671167388" calcext:value-type="float">
            <text:p>310.179671167388</text:p>
          </table:table-cell>
          <table:table-cell table:style-name="ce1" office:value-type="float" office:value="6.8" calcext:value-type="float">
            <text:p>6.800</text:p>
          </table:table-cell>
          <table:table-cell table:style-name="ce4" office:value-type="float" office:value="27.5" calcext:value-type="float">
            <text:p>27.5</text:p>
          </table:table-cell>
          <table:table-cell/>
        </table:table-row>
        <table:table-row table:style-name="ro1">
          <table:table-cell table:number-columns-repeated="6"/>
          <table:table-cell office:value-type="float" office:value="356" calcext:value-type="float">
            <text:p>356</text:p>
          </table:table-cell>
          <table:table-cell table:formula="of:=([.$E$11]*1000000+[.$E$12]*[.G14]+[.$E$13]*0.001)/SQRT(3)" office:value-type="float" office:value="0.0219393102292058" calcext:value-type="float">
            <text:p>0.021939310229206</text:p>
          </table:table-cell>
          <table:table-cell table:style-name="ce1" office:value-type="float" office:value="0.12" calcext:value-type="float">
            <text:p>0.120</text:p>
          </table:table-cell>
          <table:table-cell table:formula="of:=([.I14]*0.03+0.05*[.$J$3]*0.001)/SQRT(3)" office:value-type="float" office:value="0.00785196366097891" calcext:value-type="float">
            <text:p>0.007851963660979</text:p>
          </table:table-cell>
          <table:table-cell table:number-columns-repeated="3"/>
          <table:table-cell office:value-type="float" office:value="2200" calcext:value-type="float">
            <text:p>2200</text:p>
          </table:table-cell>
          <table:table-cell/>
          <table:table-cell office:value-type="float" office:value="22" calcext:value-type="float">
            <text:p>22.00</text:p>
          </table:table-cell>
          <table:table-cell table:number-columns-repeated="4"/>
          <table:table-cell table:style-name="ce1" office:value-type="float" office:value="7.2" calcext:value-type="float">
            <text:p>7.200</text:p>
          </table:table-cell>
          <table:table-cell table:style-name="ce4" office:value-type="float" office:value="29.3" calcext:value-type="float">
            <text:p>29.3</text:p>
          </table:table-cell>
          <table:table-cell/>
        </table:table-row>
        <table:table-row table:style-name="ro1">
          <table:table-cell table:number-columns-repeated="6"/>
          <table:table-cell office:value-type="float" office:value="412" calcext:value-type="float">
            <text:p>412</text:p>
          </table:table-cell>
          <table:table-cell table:formula="of:=([.$E$11]*1000000+[.$E$12]*[.G15]+[.$E$13]*0.001)/SQRT(3)" office:value-type="float" office:value="0.0251724717366677" calcext:value-type="float">
            <text:p>0.025172471736668</text:p>
          </table:table-cell>
          <table:table-cell table:style-name="ce1" office:value-type="float" office:value="0.12" calcext:value-type="float">
            <text:p>0.120</text:p>
          </table:table-cell>
          <table:table-cell table:formula="of:=([.I15]*0.03+0.05*[.$J$3]*0.001)/SQRT(3)" office:value-type="float" office:value="0.00785196366097891" calcext:value-type="float">
            <text:p>0.007851963660979</text:p>
          </table:table-cell>
          <table:table-cell table:number-columns-repeated="3"/>
          <table:table-cell office:value-type="float" office:value="2880" calcext:value-type="float">
            <text:p>2880</text:p>
          </table:table-cell>
          <table:table-cell/>
          <table:table-cell office:value-type="float" office:value="28" calcext:value-type="float">
            <text:p>28.00</text:p>
          </table:table-cell>
          <table:table-cell table:number-columns-repeated="2"/>
          <table:table-cell office:value-type="string" calcext:value-type="string">
            <text:p>R?</text:p>
          </table:table-cell>
          <table:table-cell table:formula="of:=2*[.G41]*[.T11]" office:value-type="float" office:value="0" calcext:value-type="float">
            <text:p>0</text:p>
          </table:table-cell>
          <table:table-cell table:style-name="ce1" office:value-type="float" office:value="7.6" calcext:value-type="float">
            <text:p>7.600</text:p>
          </table:table-cell>
          <table:table-cell table:style-name="ce4" office:value-type="float" office:value="31.2" calcext:value-type="float">
            <text:p>31.2</text:p>
          </table:table-cell>
          <table:table-cell/>
        </table:table-row>
        <table:table-row table:style-name="ro1">
          <table:table-cell table:number-columns-repeated="6"/>
          <table:table-cell office:value-type="float" office:value="484" calcext:value-type="float">
            <text:p>484</text:p>
          </table:table-cell>
          <table:table-cell table:formula="of:=([.$E$11]*1000000+[.$E$12]*[.G16]+[.$E$13]*0.001)/SQRT(3)" office:value-type="float" office:value="0.029329393674833" calcext:value-type="float">
            <text:p>0.029329393674833</text:p>
          </table:table-cell>
          <table:table-cell table:style-name="ce1" office:value-type="float" office:value="0.12" calcext:value-type="float">
            <text:p>0.120</text:p>
          </table:table-cell>
          <table:table-cell table:formula="of:=([.I16]*0.03+0.05*[.$J$3]*0.001)/SQRT(3)" office:value-type="float" office:value="0.00785196366097891" calcext:value-type="float">
            <text:p>0.007851963660979</text:p>
          </table:table-cell>
          <table:table-cell table:number-columns-repeated="3"/>
          <table:table-cell office:value-type="float" office:value="3560" calcext:value-type="float">
            <text:p>3560</text:p>
          </table:table-cell>
          <table:table-cell/>
          <table:table-cell office:value-type="float" office:value="34" calcext:value-type="float">
            <text:p>34.00</text:p>
          </table:table-cell>
          <table:table-cell table:number-columns-repeated="4"/>
          <table:table-cell table:style-name="ce1" office:value-type="float" office:value="8" calcext:value-type="float">
            <text:p>8.000</text:p>
          </table:table-cell>
          <table:table-cell table:style-name="ce4" office:value-type="float" office:value="32.6" calcext:value-type="float">
            <text:p>32.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terpol 4</text:p>
          </table:table-cell>
          <table:table-cell office:value-type="string" calcext:value-type="string">
            <text:p>1 4 1 3</text:p>
          </table:table-cell>
          <table:table-cell table:number-columns-repeated="3"/>
          <table:table-cell office:value-type="float" office:value="468" calcext:value-type="float">
            <text:p>468</text:p>
          </table:table-cell>
          <table:table-cell table:formula="of:=([.$E$11]*1000000+[.$E$12]*[.G17]+[.$E$13]*0.001)/SQRT(3)" office:value-type="float" office:value="0.0284056332441296" calcext:value-type="float">
            <text:p>0.02840563324413</text:p>
          </table:table-cell>
          <table:table-cell table:style-name="ce1" office:value-type="float" office:value="0.12" calcext:value-type="float">
            <text:p>0.120</text:p>
          </table:table-cell>
          <table:table-cell table:formula="of:=([.I17]*0.03+0.05*[.$J$3]*0.001)/SQRT(3)" office:value-type="float" office:value="0.00785196366097891" calcext:value-type="float">
            <text:p>0.007851963660979</text:p>
          </table:table-cell>
          <table:table-cell table:number-columns-repeated="3"/>
          <table:table-cell office:value-type="float" office:value="4200" calcext:value-type="float">
            <text:p>4200</text:p>
          </table:table-cell>
          <table:table-cell/>
          <table:table-cell office:value-type="float" office:value="40" calcext:value-type="float">
            <text:p>40.00</text:p>
          </table:table-cell>
          <table:table-cell table:number-columns-repeated="4"/>
          <table:table-cell office:value-type="float" office:value="10" calcext:value-type="float">
            <text:p>10.00</text:p>
          </table:table-cell>
          <table:table-cell office:value-type="float" office:value="36.6" calcext:value-type="float">
            <text:p>36.6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sura</text:p>
          </table:table-cell>
          <table:table-cell office:value-type="string" calcext:value-type="string">
            <text:p>dstd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([.$E$11]*1000000+[.$E$12]*[.G18]+[.$E$13]*0.001)/SQRT(3)" office:value-type="float" office:value="0.00207846096908265" calcext:value-type="float">
            <text:p>0.002078460969083</text:p>
          </table:table-cell>
          <table:table-cell table:style-name="ce1" office:value-type="float" office:value="1.78" calcext:value-type="float">
            <text:p>1.780</text:p>
          </table:table-cell>
          <table:table-cell table:formula="of:=([.I18]*0.03+0.05*[.$J$3]*0.001)/SQRT(3)" office:value-type="float" office:value="0.0366040070666223" calcext:value-type="float">
            <text:p>0.036604007066622</text:p>
          </table:table-cell>
          <table:table-cell table:number-columns-repeated="3"/>
          <table:table-cell office:value-type="float" office:value="4560" calcext:value-type="float">
            <text:p>4560</text:p>
          </table:table-cell>
          <table:table-cell/>
          <table:table-cell office:value-type="float" office:value="42" calcext:value-type="float">
            <text:p>42.00</text:p>
          </table:table-cell>
          <table:table-cell table:number-columns-repeated="4"/>
          <table:table-cell office:value-type="float" office:value="12" calcext:value-type="float">
            <text:p>12.00</text:p>
          </table:table-cell>
          <table:table-cell table:style-name="ce4" office:value-type="float" office:value="34.1" calcext:value-type="float">
            <text:p>34.1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 gen</text:p>
          </table:table-cell>
          <table:table-cell office:value-type="float" office:value="0.976385619782243" calcext:value-type="float">
            <text:p>0.976385619782243</text:p>
          </table:table-cell>
          <table:table-cell office:value-type="float" office:value="0.0143957843687992" calcext:value-type="float">
            <text:p>0.014395784368799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([.$E$11]*1000000+[.$E$12]*[.G19]+[.$E$13]*0.001)/SQRT(3)" office:value-type="float" office:value="0.0027712812921102" calcext:value-type="float">
            <text:p>0.00277128129211</text:p>
          </table:table-cell>
          <table:table-cell table:style-name="ce1" office:value-type="float" office:value="1.54" calcext:value-type="float">
            <text:p>1.540</text:p>
          </table:table-cell>
          <table:table-cell table:formula="of:=([.I19]*0.03+0.05*[.$J$3]*0.001)/SQRT(3)" office:value-type="float" office:value="0.032447085128457" calcext:value-type="float">
            <text:p>0.032447085128457</text:p>
          </table:table-cell>
          <table:table-cell table:number-columns-repeated="10"/>
          <table:table-cell office:value-type="float" office:value="12.8" calcext:value-type="float">
            <text:p>12.80</text:p>
          </table:table-cell>
          <table:table-cell office:value-type="float" office:value="31.4" calcext:value-type="float">
            <text:p>31.4</text:p>
          </table:table-cell>
          <table:table-cell/>
        </table:table-row>
        <table:table-row table:style-name="ro1">
          <table:table-cell office:value-type="string" calcext:value-type="string">
            <text:p>milli s</text:p>
          </table:table-cell>
          <table:table-cell office:value-type="string" calcext:value-type="string">
            <text:p>tau</text:p>
          </table:table-cell>
          <table:table-cell office:value-type="float" office:value="0.0770413037930657" calcext:value-type="float">
            <text:p>0.077041303793066</text:p>
          </table:table-cell>
          <table:table-cell office:value-type="float" office:value="0.00147356660107852" calcext:value-type="float">
            <text:p>0.00147356660107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([.$E$11]*1000000+[.$E$12]*[.G20]+[.$E$13]*0.001)/SQRT(3)" office:value-type="float" office:value="0.00369504172281361" calcext:value-type="float">
            <text:p>0.003695041722814</text:p>
          </table:table-cell>
          <table:table-cell table:style-name="ce1" office:value-type="float" office:value="1.28" calcext:value-type="float">
            <text:p>1.280</text:p>
          </table:table-cell>
          <table:table-cell table:formula="of:=([.I20]*0.03+0.05*[.$J$3]*0.001)/SQRT(3)" office:value-type="float" office:value="0.0279437530287779" calcext:value-type="float">
            <text:p>0.027943753028778</text:p>
          </table:table-cell>
          <table:table-cell table:number-columns-repeated="10"/>
          <table:table-cell office:value-type="float" office:value="13.6" calcext:value-type="float">
            <text:p>13.60</text:p>
          </table:table-cell>
          <table:table-cell office:value-type="float" office:value="28.1" calcext:value-type="float">
            <text:p>28.1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float" office:value="0.110540380476515" calcext:value-type="float">
            <text:p>0.110540380476515</text:p>
          </table:table-cell>
          <table:table-cell office:value-type="float" office:value="0.00385961025016667" calcext:value-type="float">
            <text:p>0.003859610250167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formula="of:=([.$E$11]*1000000+[.$E$12]*[.G21]+[.$E$13]*0.001)/SQRT(3)" office:value-type="float" office:value="0.00438786204584116" calcext:value-type="float">
            <text:p>0.004387862045841</text:p>
          </table:table-cell>
          <table:table-cell table:style-name="ce1" office:value-type="float" office:value="1.1" calcext:value-type="float">
            <text:p>1.100</text:p>
          </table:table-cell>
          <table:table-cell table:formula="of:=([.I21]*0.03+0.05*[.$J$3]*0.001)/SQRT(3)" office:value-type="float" office:value="0.0248260615751539" calcext:value-type="float">
            <text:p>0.024826061575154</text:p>
          </table:table-cell>
          <table:table-cell/>
          <table:table-cell office:value-type="string" calcext:value-type="string">
            <text:p>H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illi s</text:p>
          </table:table-cell>
          <table:table-cell/>
          <table:table-cell table:style-name="Default" office:value-type="string" calcext:value-type="string">
            <text:p>V</text:p>
          </table:table-cell>
          <table:table-cell/>
          <table:table-cell table:style-name="ce5"/>
          <table:table-cell table:number-columns-repeated="2"/>
          <table:table-cell office:value-type="float" office:value="14.4" calcext:value-type="float">
            <text:p>14.40</text:p>
          </table:table-cell>
          <table:table-cell office:value-type="float" office:value="24.3" calcext:value-type="float">
            <text:p>24.3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Frequenza gen</text:p>
          </table:table-cell>
          <table:table-cell office:value-type="string" calcext:value-type="string">
            <text:p>V gen</text:p>
          </table:table-cell>
          <table:table-cell office:value-type="string" calcext:value-type="string">
            <text:p>Tempo</text:p>
          </table:table-cell>
          <table:table-cell/>
          <table:table-cell table:style-name="Default" office:value-type="string" calcext:value-type="string">
            <text:p>V C</text:p>
          </table:table-cell>
          <table:table-cell table:number-columns-repeated="4"/>
          <table:table-cell office:value-type="float" office:value="15.6" calcext:value-type="float">
            <text:p>15.60</text:p>
          </table:table-cell>
          <table:table-cell table:style-name="ce4" office:value-type="float" office:value="18" calcext:value-type="float">
            <text:p>18.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i2</text:p>
          </table:table-cell>
          <table:table-cell office:value-type="float" office:value="4.61499770632606" calcext:value-type="float">
            <text:p>4.61499770632606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style-name="ce3" office:value-type="float" office:value="8" calcext:value-type="float">
            <text:p>8.00</text:p>
          </table:table-cell>
          <table:table-cell table:style-name="ce3"/>
          <table:table-cell office:value-type="float" office:value="1.4" calcext:value-type="float">
            <text:p>1.40</text:p>
          </table:table-cell>
          <table:table-cell table:number-columns-repeated="4"/>
          <table:table-cell office:value-type="float" office:value="16" calcext:value-type="float">
            <text:p>16.00</text:p>
          </table:table-cell>
          <table:table-cell table:style-name="ce4" office:value-type="float" office:value="16" calcext:value-type="float">
            <text:p>16.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F</text:p>
          </table:table-cell>
          <table:table-cell office:value-type="float" office:value="14" calcext:value-type="float">
            <text:p>14</text:p>
          </table:table-cell>
          <table:table-cell table:number-columns-repeated="9"/>
          <table:table-cell office:value-type="float" office:value="-0.5" calcext:value-type="float">
            <text:p>-0.5</text:p>
          </table:table-cell>
          <table:table-cell table:style-name="ce3" office:value-type="float" office:value="14" calcext:value-type="float">
            <text:p>14.00</text:p>
          </table:table-cell>
          <table:table-cell table:style-name="ce3"/>
          <table:table-cell office:value-type="float" office:value="2.2" calcext:value-type="float">
            <text:p>2.20</text:p>
          </table:table-cell>
          <table:table-cell table:number-columns-repeated="4"/>
          <table:table-cell office:value-type="float" office:value="16.8" calcext:value-type="float">
            <text:p>16.80</text:p>
          </table:table-cell>
          <table:table-cell office:value-type="float" office:value="12.1" calcext:value-type="float">
            <text:p>12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-value</text:p>
          </table:table-cell>
          <table:table-cell office:value-type="float" office:value="0.990482552070515" calcext:value-type="float">
            <text:p>0.990482552070515</text:p>
          </table:table-cell>
          <table:table-cell table:number-columns-repeated="10"/>
          <table:table-cell table:style-name="ce3" office:value-type="float" office:value="20" calcext:value-type="float">
            <text:p>20.00</text:p>
          </table:table-cell>
          <table:table-cell table:style-name="ce3"/>
          <table:table-cell office:value-type="float" office:value="3" calcext:value-type="float">
            <text:p>3.00</text:p>
          </table:table-cell>
          <table:table-cell table:number-columns-repeated="4"/>
          <table:table-cell office:value-type="float" office:value="17.2" calcext:value-type="float">
            <text:p>17.20</text:p>
          </table:table-cell>
          <table:table-cell office:value-type="float" office:value="10.3" calcext:value-type="float">
            <text:p>10.3</text:p>
          </table:table-cell>
          <table:table-cell/>
        </table:table-row>
        <table:table-row table:style-name="ro1">
          <table:table-cell table:number-columns-repeated="13"/>
          <table:table-cell table:style-name="ce3" office:value-type="float" office:value="28" calcext:value-type="float">
            <text:p>28.00</text:p>
          </table:table-cell>
          <table:table-cell table:style-name="ce3"/>
          <table:table-cell office:value-type="float" office:value="4" calcext:value-type="float">
            <text:p>4.00</text:p>
          </table:table-cell>
          <table:table-cell table:number-columns-repeated="4"/>
          <table:table-cell office:value-type="float" office:value="18.4" calcext:value-type="float">
            <text:p>18.40</text:p>
          </table:table-cell>
          <table:table-cell table:style-name="ce4" office:value-type="float" office:value="6.1" calcext:value-type="float">
            <text:p>6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table:number-columns-repeated="11"/>
          <table:table-cell table:style-name="ce3" office:value-type="float" office:value="36" calcext:value-type="float">
            <text:p>36.00</text:p>
          </table:table-cell>
          <table:table-cell table:style-name="ce3"/>
          <table:table-cell office:value-type="float" office:value="5" calcext:value-type="float">
            <text:p>5.00</text:p>
          </table:table-cell>
          <table:table-cell table:number-columns-repeated="4"/>
          <table:table-cell office:value-type="float" office:value="20" calcext:value-type="float">
            <text:p>20.00</text:p>
          </table:table-cell>
          <table:table-cell table:style-name="ce4" office:value-type="float" office:value="3.3" calcext:value-type="float">
            <text:p>3.3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/>
          <table:table-cell office:value-type="string" calcext:value-type="string">
            <text:p>Induttanza</text:p>
          </table:table-cell>
          <table:table-cell office:value-type="string" calcext:value-type="string">
            <text:p>Misura</text:p>
          </table:table-cell>
          <table:table-cell office:value-type="string" calcext:value-type="string">
            <text:p>dstd</text:p>
          </table:table-cell>
          <table:table-cell table:number-columns-repeated="9"/>
          <table:table-cell table:style-name="ce3" office:value-type="float" office:value="44" calcext:value-type="float">
            <text:p>44.00</text:p>
          </table:table-cell>
          <table:table-cell table:style-name="ce3"/>
          <table:table-cell office:value-type="float" office:value="5.8" calcext:value-type="float">
            <text:p>5.80</text:p>
          </table:table-cell>
          <table:table-cell table:number-columns-repeated="4"/>
          <table:table-cell office:value-type="float" office:value="22.8" calcext:value-type="float">
            <text:p>22.80</text:p>
          </table:table-cell>
          <table:table-cell table:style-name="ce4" office:value-type="float" office:value="7.6" calcext:value-type="float">
            <text:p>7.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nza R gen, R_L</text:p>
          </table:table-cell>
          <table:table-cell office:value-type="float" office:value="0.0764249733627212" calcext:value-type="float">
            <text:p>0.076424973362721</text:p>
          </table:table-cell>
          <table:table-cell office:value-type="float" office:value="0.00146177813497177" calcext:value-type="float">
            <text:p>0.001461778134972</text:p>
          </table:table-cell>
          <table:table-cell table:number-columns-repeated="9"/>
          <table:table-cell table:style-name="ce3" office:value-type="float" office:value="56" calcext:value-type="float">
            <text:p>56.00</text:p>
          </table:table-cell>
          <table:table-cell table:style-name="ce3"/>
          <table:table-cell office:value-type="float" office:value="7" calcext:value-type="float">
            <text:p>7.00</text:p>
          </table:table-cell>
          <table:table-cell table:number-columns-repeated="4"/>
          <table:table-cell office:value-type="float" office:value="24" calcext:value-type="float">
            <text:p>24.00</text:p>
          </table:table-cell>
          <table:table-cell office:value-type="float" office:value="12.5" calcext:value-type="float">
            <text:p>12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nza R_L</text:p>
          </table:table-cell>
          <table:table-cell office:value-type="float" office:value="0.0802770385523745" calcext:value-type="float">
            <text:p>0.080277038552375</text:p>
          </table:table-cell>
          <table:table-cell office:value-type="float" office:value="0.00153545646182503" calcext:value-type="float">
            <text:p>0.001535456461825</text:p>
          </table:table-cell>
          <table:table-cell table:number-columns-repeated="9"/>
          <table:table-cell table:style-name="ce3" office:value-type="float" office:value="64" calcext:value-type="float">
            <text:p>64.00</text:p>
          </table:table-cell>
          <table:table-cell table:style-name="ce3"/>
          <table:table-cell office:value-type="float" office:value="7.8" calcext:value-type="float">
            <text:p>7.80</text:p>
          </table:table-cell>
          <table:table-cell table:number-columns-repeated="4"/>
          <table:table-cell office:value-type="float" office:value="24.8" calcext:value-type="float">
            <text:p>24.80</text:p>
          </table:table-cell>
          <table:table-cell office:value-type="float" office:value="16.2" calcext:value-type="float">
            <text:p>16.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 tutto</text:p>
          </table:table-cell>
          <table:table-cell office:value-type="float" office:value="0.0848622058635549" calcext:value-type="float">
            <text:p>0.084862205863555</text:p>
          </table:table-cell>
          <table:table-cell office:value-type="float" office:value="0.00336654723094551" calcext:value-type="float">
            <text:p>0.003366547230946</text:p>
          </table:table-cell>
          <table:table-cell table:number-columns-repeated="9"/>
          <table:table-cell table:style-name="ce3" office:value-type="float" office:value="72" calcext:value-type="float">
            <text:p>72.00</text:p>
          </table:table-cell>
          <table:table-cell table:style-name="ce3"/>
          <table:table-cell office:value-type="float" office:value="8.4" calcext:value-type="float">
            <text:p>8.40</text:p>
          </table:table-cell>
          <table:table-cell table:number-columns-repeated="4"/>
          <table:table-cell office:value-type="float" office:value="25.2" calcext:value-type="float">
            <text:p>25.20</text:p>
          </table:table-cell>
          <table:table-cell office:value-type="float" office:value="18.1" calcext:value-type="float">
            <text:p>18.1</text:p>
          </table:table-cell>
          <table:table-cell/>
        </table:table-row>
        <table:table-row table:style-name="ro1">
          <table:table-cell table:number-columns-repeated="13"/>
          <table:table-cell table:style-name="ce3" office:value-type="float" office:value="96" calcext:value-type="float">
            <text:p>96.00</text:p>
          </table:table-cell>
          <table:table-cell table:style-name="ce3"/>
          <table:table-cell table:style-name="ce4" office:value-type="float" office:value="10.2" calcext:value-type="float">
            <text:p>10.2</text:p>
          </table:table-cell>
          <table:table-cell table:number-columns-repeated="4"/>
          <table:table-cell office:value-type="float" office:value="26.4" calcext:value-type="float">
            <text:p>26.40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table:number-columns-repeated="13"/>
          <table:table-cell table:style-name="ce4" office:value-type="float" office:value="116" calcext:value-type="float">
            <text:p>116.0</text:p>
          </table:table-cell>
          <table:table-cell table:style-name="ce4"/>
          <table:table-cell table:style-name="ce4" office:value-type="float" office:value="11.4" calcext:value-type="float">
            <text:p>11.4</text:p>
          </table:table-cell>
          <table:table-cell table:number-columns-repeated="4"/>
          <table:table-cell office:value-type="float" office:value="28" calcext:value-type="float">
            <text:p>28.00</text:p>
          </table:table-cell>
          <table:table-cell office:value-type="float" office:value="30.3" calcext:value-type="float">
            <text:p>30.3</text:p>
          </table:table-cell>
          <table:table-cell/>
        </table:table-row>
        <table:table-row table:style-name="ro1">
          <table:table-cell table:number-columns-repeated="13"/>
          <table:table-cell table:style-name="ce4" office:value-type="float" office:value="130" calcext:value-type="float">
            <text:p>130.0</text:p>
          </table:table-cell>
          <table:table-cell table:style-name="ce4"/>
          <table:table-cell table:style-name="ce4" office:value-type="float" office:value="12.2" calcext:value-type="float">
            <text:p>12.2</text:p>
          </table:table-cell>
          <table:table-cell table:number-columns-repeated="4"/>
          <table:table-cell office:value-type="float" office:value="28.8" calcext:value-type="float">
            <text:p>28.80</text:p>
          </table:table-cell>
          <table:table-cell office:value-type="float" office:value="32.9" calcext:value-type="float">
            <text:p>32.9</text:p>
          </table:table-cell>
          <table:table-cell/>
        </table:table-row>
        <table:table-row table:style-name="ro1">
          <table:table-cell table:number-columns-repeated="13"/>
          <table:table-cell table:style-name="ce4" office:value-type="float" office:value="152" calcext:value-type="float">
            <text:p>152.0</text:p>
          </table:table-cell>
          <table:table-cell table:style-name="ce4"/>
          <table:table-cell table:style-name="ce4" office:value-type="float" office:value="13" calcext:value-type="float">
            <text:p>13.0</text:p>
          </table:table-cell>
          <table:table-cell table:number-columns-repeated="4"/>
          <table:table-cell office:value-type="float" office:value="30.4" calcext:value-type="float">
            <text:p>30.40</text:p>
          </table:table-cell>
          <table:table-cell office:value-type="float" office:value="34.6" calcext:value-type="float">
            <text:p>34.6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/>
          <table:table-cell office:value-type="string" calcext:value-type="string">
            <text:p>Interpol 5</text:p>
          </table:table-cell>
          <table:table-cell office:value-type="string" calcext:value-type="string">
            <text:p>4 5 1 3</text:p>
          </table:table-cell>
          <table:table-cell table:number-columns-repeated="10"/>
          <table:table-cell table:style-name="ce4" office:value-type="float" office:value="174" calcext:value-type="float">
            <text:p>174.0</text:p>
          </table:table-cell>
          <table:table-cell table:style-name="ce4"/>
          <table:table-cell table:style-name="ce4" office:value-type="float" office:value="14" calcext:value-type="float">
            <text:p>14.0</text:p>
          </table:table-cell>
          <table:table-cell table:number-columns-repeated="4"/>
          <table:table-cell office:value-type="float" office:value="32.8" calcext:value-type="float">
            <text:p>32.80</text:p>
          </table:table-cell>
          <table:table-cell office:value-type="float" office:value="30.6" calcext:value-type="float">
            <text:p>30.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 Reale</text:p>
          </table:table-cell>
          <table:table-cell table:number-columns-repeated="11"/>
          <table:table-cell table:style-name="ce4" office:value-type="float" office:value="196" calcext:value-type="float">
            <text:p>196.0</text:p>
          </table:table-cell>
          <table:table-cell table:style-name="ce4"/>
          <table:table-cell table:style-name="ce4" office:value-type="float" office:value="14.6" calcext:value-type="float">
            <text:p>14.6</text:p>
          </table:table-cell>
          <table:table-cell table:number-columns-repeated="4"/>
          <table:table-cell office:value-type="float" office:value="34" calcext:value-type="float">
            <text:p>34.00</text:p>
          </table:table-cell>
          <table:table-cell office:value-type="float" office:value="26.2" calcext:value-type="float">
            <text:p>26.2</text:p>
          </table:table-cell>
          <table:table-cell/>
        </table:table-row>
        <table:table-row table:style-name="ro1">
          <table:table-cell office:value-type="string" calcext:value-type="string">
            <text:p>Calc con R gen</text:p>
          </table:table-cell>
          <table:table-cell/>
          <table:table-cell office:value-type="string" calcext:value-type="string">
            <text:p>Misura</text:p>
          </table:table-cell>
          <table:table-cell office:value-type="string" calcext:value-type="string">
            <text:p>dstd</text:p>
          </table:table-cell>
          <table:table-cell table:number-columns-repeated="9"/>
          <table:table-cell table:style-name="ce4" office:value-type="float" office:value="216" calcext:value-type="float">
            <text:p>216.0</text:p>
          </table:table-cell>
          <table:table-cell table:style-name="ce4"/>
          <table:table-cell table:style-name="ce4" office:value-type="float" office:value="15" calcext:value-type="float">
            <text:p>15.0</text:p>
          </table:table-cell>
          <table:table-cell table:number-columns-repeated="4"/>
          <table:table-cell office:value-type="float" office:value="34.8" calcext:value-type="float">
            <text:p>34.80</text:p>
          </table:table-cell>
          <table:table-cell office:value-type="float" office:value="22.7" calcext:value-type="float">
            <text:p>22.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 gen</text:p>
          </table:table-cell>
          <table:table-cell office:value-type="float" office:value="1.03215733712524" calcext:value-type="float">
            <text:p>1.03215733712524</text:p>
          </table:table-cell>
          <table:table-cell office:value-type="float" office:value="0.0386341886121897" calcext:value-type="float">
            <text:p>0.03863418861219</text:p>
          </table:table-cell>
          <table:table-cell table:number-columns-repeated="9"/>
          <table:table-cell table:style-name="ce4" office:value-type="float" office:value="252" calcext:value-type="float">
            <text:p>252.0</text:p>
          </table:table-cell>
          <table:table-cell table:style-name="ce4"/>
          <table:table-cell table:style-name="ce4" office:value-type="float" office:value="15.4" calcext:value-type="float">
            <text:p>15.4</text:p>
          </table:table-cell>
          <table:table-cell table:number-columns-repeated="4"/>
          <table:table-cell office:value-type="float" office:value="36" calcext:value-type="float">
            <text:p>36.00</text:p>
          </table:table-cell>
          <table:table-cell office:value-type="float" office:value="17.6" calcext:value-type="float">
            <text:p>17.6</text:p>
          </table:table-cell>
          <table:table-cell/>
        </table:table-row>
        <table:table-row table:style-name="ro1">
          <table:table-cell office:value-type="string" calcext:value-type="string">
            <text:p>Ohm</text:p>
          </table:table-cell>
          <table:table-cell office:value-type="string" calcext:value-type="string">
            <text:p>R_L</text:p>
          </table:table-cell>
          <table:table-cell office:value-type="float" office:value="59.5173303163154" calcext:value-type="float">
            <text:p>59.5173303163154</text:p>
          </table:table-cell>
          <table:table-cell office:value-type="float" office:value="38.2834919890236" calcext:value-type="float">
            <text:p>38.2834919890236</text:p>
          </table:table-cell>
          <table:table-cell table:number-columns-repeated="11"/>
          <table:table-cell table:style-name="Default"/>
          <table:table-cell office:value-type="string" calcext:value-type="string">
            <text:p>V/div</text:p>
          </table:table-cell>
          <table:table-cell table:number-columns-repeated="3"/>
          <table:table-cell office:value-type="float" office:value="37.6" calcext:value-type="float">
            <text:p>37.60</text:p>
          </table:table-cell>
          <table:table-cell table:style-name="ce4" office:value-type="float" office:value="11" calcext:value-type="float">
            <text:p>11.0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tau</text:p>
          </table:table-cell>
          <table:table-cell table:style-name="ce5" office:value-type="float" office:value="0.0000770411899367807" calcext:value-type="float">
            <text:p>7.70E-05</text:p>
          </table:table-cell>
          <table:table-cell table:style-name="ce5" office:value-type="float" office:value="0.0000014597010803874" calcext:value-type="float">
            <text:p>1.46E-06</text:p>
          </table:table-cell>
          <table:table-cell table:number-columns-repeated="7"/>
          <table:table-cell office:value-type="string" calcext:value-type="string">
            <text:p>H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illi s</text:p>
          </table:table-cell>
          <table:table-cell/>
          <table:table-cell table:style-name="Default" office:value-type="string" calcext:value-type="string">
            <text:p>V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8.8" calcext:value-type="float">
            <text:p>38.80</text:p>
          </table:table-cell>
          <table:table-cell table:style-name="ce4" office:value-type="float" office:value="7.2" calcext:value-type="float">
            <text:p>7.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0.0547706142068078" calcext:value-type="float">
            <text:p>0.054770614206808</text:p>
          </table:table-cell>
          <table:table-cell office:value-type="float" office:value="0.0358578197992836" calcext:value-type="float">
            <text:p>0.035857819799284</text:p>
          </table:table-cell>
          <table:table-cell table:number-columns-repeated="7"/>
          <table:table-cell office:value-type="string" calcext:value-type="string">
            <text:p>Frequenza gen</text:p>
          </table:table-cell>
          <table:table-cell office:value-type="string" calcext:value-type="string">
            <text:p>V gen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err</text:p>
          </table:table-cell>
          <table:table-cell table:style-name="Default" office:value-type="string" calcext:value-type="string">
            <text:p>V C</text:p>
          </table:table-cell>
          <table:table-cell office:value-type="string" calcext:value-type="string">
            <text:p>err</text:p>
          </table:table-cell>
          <table:table-cell table:number-columns-repeated="3"/>
          <table:table-cell office:value-type="float" office:value="40.4" calcext:value-type="float">
            <text:p>40.40</text:p>
          </table:table-cell>
          <table:table-cell table:style-name="ce4" office:value-type="float" office:value="5" calcext:value-type="float">
            <text:p>5.0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table:number-columns-repeated="11"/>
          <table:table-cell table:style-name="ce2" office:value-type="float" office:value="0.8" calcext:value-type="float">
            <text:p>0.800000</text:p>
          </table:table-cell>
          <table:table-cell office:value-type="float" office:value="0.5" calcext:value-type="float">
            <text:p>0.5</text:p>
          </table:table-cell>
          <table:table-cell table:style-name="ce3" office:value-type="float" office:value="12" calcext:value-type="float">
            <text:p>12.00</text:p>
          </table:table-cell>
          <table:table-cell table:formula="of:=([.$E$11]*1000+[.$E$12]*[.N43]+[.$E$13]*0.000001)/SQRT(3)" office:value-type="float" office:value="0.000694205963673606" calcext:value-type="float">
            <text:p>0.000694205963674</text:p>
          </table:table-cell>
          <table:table-cell office:value-type="float" office:value="2" calcext:value-type="float">
            <text:p>2.00</text:p>
          </table:table-cell>
          <table:table-cell table:formula="of:=([.P43]*0.03+0.05*[.$Q$41])/SQRT(3)" office:value-type="float" office:value="0.178978583448784" calcext:value-type="float">
            <text:p>0.178978583448784</text:p>
          </table:table-cell>
          <table:table-cell table:number-columns-repeated="3"/>
          <table:table-cell office:value-type="float" office:value="42.8" calcext:value-type="float">
            <text:p>42.80</text:p>
          </table:table-cell>
          <table:table-cell table:style-name="ce4" office:value-type="float" office:value="8.3" calcext:value-type="float">
            <text:p>8.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i2</text:p>
          </table:table-cell>
          <table:table-cell office:value-type="float" office:value="4.6149976816652" calcext:value-type="float">
            <text:p>4.6149976816652</text:p>
          </table:table-cell>
          <table:table-cell table:number-columns-repeated="9"/>
          <table:table-cell office:value-type="float" office:value="-0.5" calcext:value-type="float">
            <text:p>-0.5</text:p>
          </table:table-cell>
          <table:table-cell table:style-name="ce3" office:value-type="float" office:value="24" calcext:value-type="float">
            <text:p>24.00</text:p>
          </table:table-cell>
          <table:table-cell table:formula="of:=([.$E$11]*1000+[.$E$12]*[.N44]+[.$E$13]*0.000001)/SQRT(3)" office:value-type="float" office:value="0.00138702628670116" calcext:value-type="float">
            <text:p>0.001387026286701</text:p>
          </table:table-cell>
          <table:table-cell office:value-type="float" office:value="3.8" calcext:value-type="float">
            <text:p>3.80</text:p>
          </table:table-cell>
          <table:table-cell table:formula="of:=([.P44]*0.03+0.05*[.$Q$41])/SQRT(3)" office:value-type="float" office:value="0.210155497985024" calcext:value-type="float">
            <text:p>0.210155497985024</text:p>
          </table:table-cell>
          <table:table-cell table:number-columns-repeated="3"/>
          <table:table-cell office:value-type="float" office:value="45.6" calcext:value-type="float">
            <text:p>45.60</text:p>
          </table:table-cell>
          <table:table-cell office:value-type="float" office:value="18.8" calcext:value-type="float">
            <text:p>18.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F</text:p>
          </table:table-cell>
          <table:table-cell office:value-type="float" office:value="13" calcext:value-type="float">
            <text:p>13</text:p>
          </table:table-cell>
          <table:table-cell table:number-columns-repeated="10"/>
          <table:table-cell table:style-name="ce3" office:value-type="float" office:value="34" calcext:value-type="float">
            <text:p>34.00</text:p>
          </table:table-cell>
          <table:table-cell table:formula="of:=([.$E$11]*1000+[.$E$12]*[.N45]+[.$E$13]*0.000001)/SQRT(3)" office:value-type="float" office:value="0.00196437655589078" calcext:value-type="float">
            <text:p>0.001964376555891</text:p>
          </table:table-cell>
          <table:table-cell office:value-type="float" office:value="5.2" calcext:value-type="float">
            <text:p>5.20</text:p>
          </table:table-cell>
          <table:table-cell table:formula="of:=([.P45]*0.03+0.05*[.$Q$41])/SQRT(3)" office:value-type="float" office:value="0.234404209290988" calcext:value-type="float">
            <text:p>0.234404209290988</text:p>
          </table:table-cell>
          <table:table-cell table:number-columns-repeated="3"/>
          <table:table-cell office:value-type="float" office:value="47.2" calcext:value-type="float">
            <text:p>47.20</text:p>
          </table:table-cell>
          <table:table-cell office:value-type="float" office:value="25.4" calcext:value-type="float">
            <text:p>25.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-value</text:p>
          </table:table-cell>
          <table:table-cell office:value-type="float" office:value="0.982720500274416" calcext:value-type="float">
            <text:p>0.982720500274416</text:p>
          </table:table-cell>
          <table:table-cell table:number-columns-repeated="10"/>
          <table:table-cell table:style-name="ce3" office:value-type="float" office:value="52" calcext:value-type="float">
            <text:p>52.00</text:p>
          </table:table-cell>
          <table:table-cell table:formula="of:=([.$E$11]*1000+[.$E$12]*[.N46]+[.$E$13]*0.000001)/SQRT(3)" office:value-type="float" office:value="0.00300360704043211" calcext:value-type="float">
            <text:p>0.003003607040432</text:p>
          </table:table-cell>
          <table:table-cell office:value-type="float" office:value="7.5" calcext:value-type="float">
            <text:p>7.50</text:p>
          </table:table-cell>
          <table:table-cell table:formula="of:=([.P46]*0.03+0.05*[.$Q$41])/SQRT(3)" office:value-type="float" office:value="0.274241377865072" calcext:value-type="float">
            <text:p>0.274241377865072</text:p>
          </table:table-cell>
          <table:table-cell table:number-columns-repeated="3"/>
          <table:table-cell office:value-type="float" office:value="48.8" calcext:value-type="float">
            <text:p>48.80</text:p>
          </table:table-cell>
          <table:table-cell office:value-type="float" office:value="30.1" calcext:value-type="float">
            <text:p>30.1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Interpol 3</text:p>
          </table:table-cell>
          <table:table-cell office:value-type="string" calcext:value-type="string">
            <text:p>2 3 1 3</text:p>
          </table:table-cell>
          <table:table-cell table:number-columns-repeated="3"/>
          <table:table-cell table:style-name="ce3" office:value-type="float" office:value="66" calcext:value-type="float">
            <text:p>66.00</text:p>
          </table:table-cell>
          <table:table-cell table:formula="of:=([.$E$11]*1000+[.$E$12]*[.N47]+[.$E$13]*0.000001)/SQRT(3)" office:value-type="float" office:value="0.00381189741729759" calcext:value-type="float">
            <text:p>0.003811897417298</text:p>
          </table:table-cell>
          <table:table-cell office:value-type="float" office:value="8.8" calcext:value-type="float">
            <text:p>8.80</text:p>
          </table:table-cell>
          <table:table-cell table:formula="of:=([.P47]*0.03+0.05*[.$Q$41])/SQRT(3)" office:value-type="float" office:value="0.296758038363468" calcext:value-type="float">
            <text:p>0.296758038363468</text:p>
          </table:table-cell>
          <table:table-cell table:number-columns-repeated="3"/>
          <table:table-cell office:value-type="float" office:value="50.8" calcext:value-type="float">
            <text:p>50.80</text:p>
          </table:table-cell>
          <table:table-cell table:style-name="ce4" office:value-type="float" office:value="33" calcext:value-type="float">
            <text:p>33.0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Misura</text:p>
          </table:table-cell>
          <table:table-cell office:value-type="string" calcext:value-type="string">
            <text:p>dstd</text:p>
          </table:table-cell>
          <table:table-cell table:number-columns-repeated="3"/>
          <table:table-cell table:style-name="ce3" office:value-type="float" office:value="84" calcext:value-type="float">
            <text:p>84.00</text:p>
          </table:table-cell>
          <table:table-cell table:formula="of:=([.$E$11]*1000+[.$E$12]*[.N48]+[.$E$13]*0.000001)/SQRT(3)" office:value-type="float" office:value="0.00485112790183891" calcext:value-type="float">
            <text:p>0.004851127901839</text:p>
          </table:table-cell>
          <table:table-cell table:style-name="ce4" office:value-type="float" office:value="10.5" calcext:value-type="float">
            <text:p>10.5</text:p>
          </table:table-cell>
          <table:table-cell table:formula="of:=([.P48]*0.03+0.05*[.$Q$41])/SQRT(3)" office:value-type="float" office:value="0.326202902092139" calcext:value-type="float">
            <text:p>0.326202902092139</text:p>
          </table:table-cell>
          <table:table-cell table:number-columns-repeated="3"/>
          <table:table-cell office:value-type="float" office:value="53.6" calcext:value-type="float">
            <text:p>53.60</text:p>
          </table:table-cell>
          <table:table-cell table:style-name="ce4" office:value-type="float" office:value="28" calcext:value-type="float">
            <text:p>28.0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V</text:p>
          </table:table-cell>
          <table:table-cell office:value-type="string" calcext:value-type="string">
            <text:p>V gen</text:p>
          </table:table-cell>
          <table:table-cell office:value-type="float" office:value="9.87851856244373" calcext:value-type="float">
            <text:p>9.87851856244373</text:p>
          </table:table-cell>
          <table:table-cell office:value-type="float" office:value="0.134993327840387" calcext:value-type="float">
            <text:p>0.134993327840387</text:p>
          </table:table-cell>
          <table:table-cell table:number-columns-repeated="3"/>
          <table:table-cell table:style-name="ce4" office:value-type="float" office:value="104" calcext:value-type="float">
            <text:p>104.0</text:p>
          </table:table-cell>
          <table:table-cell table:formula="of:=([.$E$11]*1000+[.$E$12]*[.N49]+[.$E$13]*0.000001)/SQRT(3)" office:value-type="float" office:value="0.00600582844021816" calcext:value-type="float">
            <text:p>0.006005828440218</text:p>
          </table:table-cell>
          <table:table-cell table:style-name="ce4" office:value-type="float" office:value="11.9" calcext:value-type="float">
            <text:p>11.9</text:p>
          </table:table-cell>
          <table:table-cell table:formula="of:=([.P49]*0.03+0.05*[.$Q$41])/SQRT(3)" office:value-type="float" office:value="0.350451613398103" calcext:value-type="float">
            <text:p>0.350451613398103</text:p>
          </table:table-cell>
          <table:table-cell table:number-columns-repeated="3"/>
          <table:table-cell office:value-type="float" office:value="54.8" calcext:value-type="float">
            <text:p>54.80</text:p>
          </table:table-cell>
          <table:table-cell office:value-type="float" office:value="23.7" calcext:value-type="float">
            <text:p>23.7</text:p>
          </table:table-cell>
          <table:table-cell/>
        </table:table-row>
        <table:table-row table:style-name="ro1">
          <table:table-cell table:number-columns-repeated="2"/>
          <table:table-cell table:style-name="ce5"/>
          <table:table-cell table:number-columns-repeated="3"/>
          <table:table-cell office:value-type="string" calcext:value-type="string">
            <text:p>sec</text:p>
          </table:table-cell>
          <table:table-cell office:value-type="string" calcext:value-type="string">
            <text:p>tau</text:p>
          </table:table-cell>
          <table:table-cell office:value-type="float" office:value="0.110970220619361" calcext:value-type="float">
            <text:p>0.110970220619361</text:p>
          </table:table-cell>
          <table:table-cell office:value-type="float" office:value="0.00441766740647465" calcext:value-type="float">
            <text:p>0.004417667406475</text:p>
          </table:table-cell>
          <table:table-cell table:number-columns-repeated="3"/>
          <table:table-cell table:style-name="ce4" office:value-type="float" office:value="120" calcext:value-type="float">
            <text:p>120.0</text:p>
          </table:table-cell>
          <table:table-cell table:formula="of:=([.$E$11]*1000+[.$E$12]*[.N50]+[.$E$13]*0.000001)/SQRT(3)" office:value-type="float" office:value="0.00692958887092156" calcext:value-type="float">
            <text:p>0.006929588870922</text:p>
          </table:table-cell>
          <table:table-cell table:style-name="ce4" office:value-type="float" office:value="13" calcext:value-type="float">
            <text:p>13.0</text:p>
          </table:table-cell>
          <table:table-cell table:formula="of:=([.P50]*0.03+0.05*[.$Q$41])/SQRT(3)" office:value-type="float" office:value="0.36950417228136" calcext:value-type="float">
            <text:p>0.36950417228136</text:p>
          </table:table-cell>
          <table:table-cell table:number-columns-repeated="3"/>
          <table:table-cell office:value-type="float" office:value="56" calcext:value-type="float">
            <text:p>56.00</text:p>
          </table:table-cell>
          <table:table-cell table:style-name="ce4" office:value-type="float" office:value="19" calcext:value-type="float">
            <text:p>19.0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float" office:value="9.80405290231027" calcext:value-type="float">
            <text:p>9.80405290231027</text:p>
          </table:table-cell>
          <table:table-cell office:value-type="float" office:value="0.189006767401629" calcext:value-type="float">
            <text:p>0.189006767401629</text:p>
          </table:table-cell>
          <table:table-cell table:number-columns-repeated="3"/>
          <table:table-cell table:style-name="ce4" office:value-type="float" office:value="136" calcext:value-type="float">
            <text:p>136.0</text:p>
          </table:table-cell>
          <table:table-cell table:formula="of:=([.$E$11]*1000+[.$E$12]*[.N51]+[.$E$13]*0.000001)/SQRT(3)" office:value-type="float" office:value="0.00785334930162497" calcext:value-type="float">
            <text:p>0.007853349301625</text:p>
          </table:table-cell>
          <table:table-cell table:style-name="ce4" office:value-type="float" office:value="13.8" calcext:value-type="float">
            <text:p>13.8</text:p>
          </table:table-cell>
          <table:table-cell table:formula="of:=([.P51]*0.03+0.05*[.$Q$41])/SQRT(3)" office:value-type="float" office:value="0.383360578741911" calcext:value-type="float">
            <text:p>0.383360578741911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13"/>
          <table:table-cell table:style-name="ce4" office:value-type="float" office:value="160" calcext:value-type="float">
            <text:p>160.0</text:p>
          </table:table-cell>
          <table:table-cell table:formula="of:=([.$E$11]*1000+[.$E$12]*[.N52]+[.$E$13]*0.000001)/SQRT(3)" office:value-type="float" office:value="0.00923898994768007" calcext:value-type="float">
            <text:p>0.00923898994768</text:p>
          </table:table-cell>
          <table:table-cell table:style-name="Default" office:value-type="float" office:value="14.9" calcext:value-type="float">
            <text:p>14.9</text:p>
          </table:table-cell>
          <table:table-cell table:formula="of:=([.P52]*0.03+0.05*[.$Q$41])/SQRT(3)" office:value-type="float" office:value="0.402413137625169" calcext:value-type="float">
            <text:p>0.402413137625169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13"/>
          <table:table-cell table:style-name="ce4" office:value-type="float" office:value="184" calcext:value-type="float">
            <text:p>184.0</text:p>
          </table:table-cell>
          <table:table-cell table:formula="of:=([.$E$11]*1000+[.$E$12]*[.N53]+[.$E$13]*0.000001)/SQRT(3)" office:value-type="float" office:value="0.0106246305937352" calcext:value-type="float">
            <text:p>0.010624630593735</text:p>
          </table:table-cell>
          <table:table-cell table:style-name="ce4" office:value-type="float" office:value="15.9" calcext:value-type="float">
            <text:p>15.9</text:p>
          </table:table-cell>
          <table:table-cell table:formula="of:=([.P53]*0.03+0.05*[.$Q$41])/SQRT(3)" office:value-type="float" office:value="0.419733645700858" calcext:value-type="float">
            <text:p>0.419733645700858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chi2</text:p>
          </table:table-cell>
          <table:table-cell office:value-type="float" office:value="0.680400894353333" calcext:value-type="float">
            <text:p>0.680400894353333</text:p>
          </table:table-cell>
          <table:table-cell table:number-columns-repeated="5"/>
          <table:table-cell table:style-name="ce4" office:value-type="float" office:value="212" calcext:value-type="float">
            <text:p>212.0</text:p>
          </table:table-cell>
          <table:table-cell table:formula="of:=([.$E$11]*1000+[.$E$12]*[.N54]+[.$E$13]*0.000001)/SQRT(3)" office:value-type="float" office:value="0.0122412113474661" calcext:value-type="float">
            <text:p>0.012241211347466</text:p>
          </table:table-cell>
          <table:table-cell table:style-name="ce4" office:value-type="float" office:value="16.9" calcext:value-type="float">
            <text:p>16.9</text:p>
          </table:table-cell>
          <table:table-cell table:formula="of:=([.P54]*0.03+0.05*[.$Q$41])/SQRT(3)" office:value-type="float" office:value="0.437054153776547" calcext:value-type="float">
            <text:p>0.437054153776547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oF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2"/>
          <table:table-cell table:style-name="ce4" office:value-type="float" office:value="236" calcext:value-type="float">
            <text:p>236.0</text:p>
          </table:table-cell>
          <table:table-cell table:formula="of:=([.$E$11]*1000+[.$E$12]*[.N55]+[.$E$13]*0.000001)/SQRT(3)" office:value-type="float" office:value="0.0136268519935212" calcext:value-type="float">
            <text:p>0.013626851993521</text:p>
          </table:table-cell>
          <table:table-cell table:style-name="ce4" office:value-type="float" office:value="17.4" calcext:value-type="float">
            <text:p>17.4</text:p>
          </table:table-cell>
          <table:table-cell table:formula="of:=([.P55]*0.03+0.05*[.$Q$41])/SQRT(3)" office:value-type="float" office:value="0.445714407814391" calcext:value-type="float">
            <text:p>0.445714407814391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P-value</text:p>
          </table:table-cell>
          <table:table-cell office:value-type="float" office:value="0.999999983754556" calcext:value-type="float">
            <text:p>0.999999983754556</text:p>
          </table:table-cell>
          <table:table-cell table:number-columns-repeated="2"/>
          <table:table-cell office:value-type="string" calcext:value-type="string">
            <text:p>Capacità</text:p>
          </table:table-cell>
          <table:table-cell table:number-columns-repeated="2"/>
          <table:table-cell table:style-name="ce4" office:value-type="float" office:value="290" calcext:value-type="float">
            <text:p>290.0</text:p>
          </table:table-cell>
          <table:table-cell table:formula="of:=([.$E$11]*1000+[.$E$12]*[.N56]+[.$E$13]*0.000001)/SQRT(3)" office:value-type="float" office:value="0.0167445434471452" calcext:value-type="float">
            <text:p>0.016744543447145</text:p>
          </table:table-cell>
          <table:table-cell table:style-name="ce4" office:value-type="float" office:value="18.2" calcext:value-type="float">
            <text:p>18.2</text:p>
          </table:table-cell>
          <table:table-cell table:formula="of:=([.P56]*0.03+0.05*[.$Q$41])/SQRT(3)" office:value-type="float" office:value="0.459570814274942" calcext:value-type="float">
            <text:p>0.459570814274942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isura</text:p>
          </table:table-cell>
          <table:table-cell office:value-type="string" calcext:value-type="string">
            <text:p>dstd</text:p>
          </table:table-cell>
          <table:table-cell/>
          <table:table-cell table:style-name="ce4" office:value-type="float" office:value="336" calcext:value-type="float">
            <text:p>336.0</text:p>
          </table:table-cell>
          <table:table-cell table:formula="of:=([.$E$11]*1000+[.$E$12]*[.N57]+[.$E$13]*0.000001)/SQRT(3)" office:value-type="float" office:value="0.0194003546854175" calcext:value-type="float">
            <text:p>0.019400354685418</text:p>
          </table:table-cell>
          <table:table-cell table:style-name="ce4" office:value-type="float" office:value="18.8" calcext:value-type="float">
            <text:p>18.8</text:p>
          </table:table-cell>
          <table:table-cell table:formula="of:=([.P57]*0.03+0.05*[.$Q$41])/SQRT(3)" office:value-type="float" office:value="0.469963119120355" calcext:value-type="float">
            <text:p>0.469963119120355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Senza R gen</text:p>
          </table:table-cell>
          <table:table-cell table:style-name="ce8" office:value-type="float" office:value="0.000111865141753388" calcext:value-type="float">
            <text:p>0.000111865</text:p>
          </table:table-cell>
          <table:table-cell table:style-name="ce5" office:value-type="float" office:value="0.00000445329380343597" calcext:value-type="float">
            <text:p>4.45E-06</text:p>
          </table:table-cell>
          <table:table-cell/>
          <table:table-cell table:style-name="ce4" office:value-type="float" office:value="400" calcext:value-type="float">
            <text:p>400.0</text:p>
          </table:table-cell>
          <table:table-cell table:formula="of:=([.$E$11]*1000+[.$E$12]*[.N58]+[.$E$13]*0.000001)/SQRT(3)" office:value-type="float" office:value="0.0230953964082311" calcext:value-type="float">
            <text:p>0.023095396408231</text:p>
          </table:table-cell>
          <table:table-cell table:style-name="Default" office:value-type="float" office:value="19.1" calcext:value-type="float">
            <text:p>19.1</text:p>
          </table:table-cell>
          <table:table-cell table:formula="of:=([.P58]*0.03+0.05*[.$Q$41])/SQRT(3)" office:value-type="float" office:value="0.475159271543062" calcext:value-type="float">
            <text:p>0.475159271543062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on R gen</text:p>
          </table:table-cell>
          <table:table-cell office:value-type="float" office:value="0.000106497332648139" calcext:value-type="float">
            <text:p>0.000106497332648</text:p>
          </table:table-cell>
          <table:table-cell table:style-name="ce5" office:value-type="float" office:value="0.00000423960407739905" calcext:value-type="float">
            <text:p>4.24E-06</text:p>
          </table:table-cell>
          <table:table-cell/>
          <table:table-cell table:style-name="ce4" office:value-type="float" office:value="438" calcext:value-type="float">
            <text:p>438.0</text:p>
          </table:table-cell>
          <table:table-cell table:formula="of:=([.$E$11]*1000+[.$E$12]*[.N59]+[.$E$13]*0.000001)/SQRT(3)" office:value-type="float" office:value="0.0252893274311517" calcext:value-type="float">
            <text:p>0.025289327431152</text:p>
          </table:table-cell>
          <table:table-cell table:style-name="Default" office:value-type="float" office:value="19.3" calcext:value-type="float">
            <text:p>19.3</text:p>
          </table:table-cell>
          <table:table-cell table:formula="of:=([.P59]*0.03+0.05*[.$Q$41])/SQRT(3)" office:value-type="float" office:value="0.4786233731582" calcext:value-type="float">
            <text:p>0.4786233731582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13"/>
          <table:table-cell table:style-name="ce4" office:value-type="float" office:value="462" calcext:value-type="float">
            <text:p>462.0</text:p>
          </table:table-cell>
          <table:table-cell table:formula="of:=([.$E$11]*1000+[.$E$12]*[.N60]+[.$E$13]*0.000001)/SQRT(3)" office:value-type="float" office:value="0.0266749680772068" calcext:value-type="float">
            <text:p>0.026674968077207</text:p>
          </table:table-cell>
          <table:table-cell table:style-name="Default" office:value-type="float" office:value="19.4" calcext:value-type="float">
            <text:p>19.4</text:p>
          </table:table-cell>
          <table:table-cell table:formula="of:=([.P60]*0.03+0.05*[.$Q$41])/SQRT(3)" office:value-type="float" office:value="0.480355423965769" calcext:value-type="float">
            <text:p>0.480355423965769</text:p>
          </table:table-cell>
          <table:table-cell table:number-columns-repeated="3"/>
          <table:table-cell table:style-name="Default"/>
          <table:table-cell table:number-columns-repeated="2"/>
        </table:table-row>
      </table:table>
      <table:table table:name="Sheet2" table:style-name="ta1">
        <table:table-column table:style-name="co1" table:number-columns-repeated="17" table:default-cell-style-name="Default"/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Virtuale</text:p>
          </table:table-cell>
          <table:table-cell table:number-columns-repeated="4"/>
          <table:table-cell office:value-type="string" calcext:value-type="string">
            <text:p>Ohm</text:p>
          </table:table-cell>
          <table:table-cell table:number-columns-repeated="3"/>
          <table:table-cell office:value-type="string" calcext:value-type="string">
            <text:p>Ohm</text:p>
          </table:table-cell>
          <table:table-cell table:number-columns-repeated="3"/>
          <table:table-cell office:value-type="string" calcext:value-type="string">
            <text:p>Ohm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Ohm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nano F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icro s</text:p>
          </table:table-cell>
          <table:table-cell office:value-type="string" calcext:value-type="string">
            <text:p>milli V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icro s</text:p>
          </table:table-cell>
          <table:table-cell office:value-type="string" calcext:value-type="string">
            <text:p>milli V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icro s</text:p>
          </table:table-cell>
          <table:table-cell office:value-type="string" calcext:value-type="string">
            <text:p>milli V</text:p>
          </table:table-cell>
        </table:table-row>
        <table:table-row table:style-name="ro1">
          <table:table-cell/>
          <table:table-cell office:value-type="string" calcext:value-type="string">
            <text:p>R g</text:p>
          </table:table-cell>
          <table:table-cell office:value-type="string" calcext:value-type="string">
            <text:p>R 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</text:p>
          </table:table-cell>
          <table:table-cell/>
          <table:table-cell office:value-type="float" office:value="5723.1519" calcext:value-type="float">
            <text:p>5723.151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</text:p>
          </table:table-cell>
          <table:table-cell/>
          <table:table-cell table:style-name="ce5" office:value-type="float" office:value="100000" calcext:value-type="float">
            <text:p>1.00E+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57.8" calcext:value-type="float">
            <text:p>57.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.8195" calcext:value-type="float">
            <text:p>2.8195</text:p>
          </table:table-cell>
          <table:table-cell office:value-type="float" office:value="16.389" calcext:value-type="float">
            <text:p>16.389</text:p>
          </table:table-cell>
          <table:table-cell table:number-columns-repeated="2"/>
          <table:table-cell office:value-type="float" office:value="0.70556" calcext:value-type="float">
            <text:p>0.70556</text:p>
          </table:table-cell>
          <table:table-cell office:value-type="float" office:value="46.339" calcext:value-type="float">
            <text:p>46.339</text:p>
          </table:table-cell>
          <table:table-cell table:number-columns-repeated="2"/>
          <table:table-cell office:value-type="float" office:value="0.088995" calcext:value-type="float">
            <text:p>0.088995</text:p>
          </table:table-cell>
          <table:table-cell office:value-type="float" office:value="98.882" calcext:value-type="float">
            <text:p>98.882</text:p>
          </table:table-cell>
        </table:table-row>
        <table:table-row table:style-name="ro1">
          <table:table-cell table:number-columns-repeated="7"/>
          <table:table-cell office:value-type="float" office:value="5.6381" calcext:value-type="float">
            <text:p>5.6381</text:p>
          </table:table-cell>
          <table:table-cell office:value-type="float" office:value="32.288" calcext:value-type="float">
            <text:p>32.288</text:p>
          </table:table-cell>
          <table:table-cell table:number-columns-repeated="2"/>
          <table:table-cell office:value-type="float" office:value="1.4102" calcext:value-type="float">
            <text:p>1.4102</text:p>
          </table:table-cell>
          <table:table-cell office:value-type="float" office:value="90.444" calcext:value-type="float">
            <text:p>90.444</text:p>
          </table:table-cell>
          <table:table-cell table:number-columns-repeated="2"/>
          <table:table-cell office:value-type="float" office:value="0.11708" calcext:value-type="float">
            <text:p>0.11708</text:p>
          </table:table-cell>
          <table:table-cell office:value-type="float" office:value="187.64" calcext:value-type="float">
            <text:p>187.64</text:p>
          </table:table-cell>
        </table:table-row>
        <table:table-row table:style-name="ro1">
          <table:table-cell table:number-columns-repeated="7"/>
          <table:table-cell office:value-type="float" office:value="11.275" calcext:value-type="float">
            <text:p>11.275</text:p>
          </table:table-cell>
          <table:table-cell office:value-type="float" office:value="62.056" calcext:value-type="float">
            <text:p>62.056</text:p>
          </table:table-cell>
          <table:table-cell table:number-columns-repeated="2"/>
          <table:table-cell office:value-type="float" office:value="2.8195" calcext:value-type="float">
            <text:p>2.8195</text:p>
          </table:table-cell>
          <table:table-cell office:value-type="float" office:value="172.37" calcext:value-type="float">
            <text:p>172.37</text:p>
          </table:table-cell>
          <table:table-cell table:number-columns-repeated="2"/>
          <table:table-cell office:value-type="float" office:value="0.3532" calcext:value-type="float">
            <text:p>0.3532</text:p>
          </table:table-cell>
          <table:table-cell office:value-type="float" office:value="340.14" calcext:value-type="float">
            <text:p>340.14</text:p>
          </table:table-cell>
        </table:table-row>
        <table:table-row table:style-name="ro1">
          <table:table-cell table:number-columns-repeated="7"/>
          <table:table-cell office:value-type="float" office:value="22.549" calcext:value-type="float">
            <text:p>22.549</text:p>
          </table:table-cell>
          <table:table-cell office:value-type="float" office:value="110.24" calcext:value-type="float">
            <text:p>110.24</text:p>
          </table:table-cell>
          <table:table-cell table:number-columns-repeated="2"/>
          <table:table-cell office:value-type="float" office:value="5.6381" calcext:value-type="float">
            <text:p>5.6381</text:p>
          </table:table-cell>
          <table:table-cell office:value-type="float" office:value="313.24" calcext:value-type="float">
            <text:p>313.24</text:p>
          </table:table-cell>
          <table:table-cell table:number-columns-repeated="2"/>
          <table:table-cell office:value-type="float" office:value="0.70556" calcext:value-type="float">
            <text:p>0.70556</text:p>
          </table:table-cell>
          <table:table-cell office:value-type="float" office:value="566.48" calcext:value-type="float">
            <text:p>566.48</text:p>
          </table:table-cell>
        </table:table-row>
        <table:table-row table:style-name="ro1">
          <table:table-cell table:number-columns-repeated="7"/>
          <table:table-cell office:value-type="float" office:value="44.775" calcext:value-type="float">
            <text:p>44.775</text:p>
          </table:table-cell>
          <table:table-cell office:value-type="float" office:value="148.16" calcext:value-type="float">
            <text:p>148.16</text:p>
          </table:table-cell>
          <table:table-cell table:number-columns-repeated="2"/>
          <table:table-cell office:value-type="float" office:value="11.275" calcext:value-type="float">
            <text:p>11.275</text:p>
          </table:table-cell>
          <table:table-cell office:value-type="float" office:value="518.09" calcext:value-type="float">
            <text:p>518.09</text:p>
          </table:table-cell>
          <table:table-cell table:number-columns-repeated="2"/>
          <table:table-cell office:value-type="float" office:value="1.284" calcext:value-type="float">
            <text:p>1.284</text:p>
          </table:table-cell>
          <table:table-cell office:value-type="float" office:value="786.02" calcext:value-type="float">
            <text:p>786.02</text:p>
          </table:table-cell>
        </table:table-row>
        <table:table-row table:style-name="ro1">
          <table:table-cell table:number-columns-repeated="7"/>
          <table:table-cell office:value-type="float" office:value="69.459" calcext:value-type="float">
            <text:p>69.459</text:p>
          </table:table-cell>
          <table:table-cell office:value-type="float" office:value="103.95" calcext:value-type="float">
            <text:p>103.95</text:p>
          </table:table-cell>
          <table:table-cell table:number-columns-repeated="2"/>
          <table:table-cell office:value-type="float" office:value="20.308" calcext:value-type="float">
            <text:p>20.308</text:p>
          </table:table-cell>
          <table:table-cell office:value-type="float" office:value="688.62" calcext:value-type="float">
            <text:p>688.62</text:p>
          </table:table-cell>
          <table:table-cell table:number-columns-repeated="2"/>
          <table:table-cell office:value-type="float" office:value="2.1955" calcext:value-type="float">
            <text:p>2.1955</text:p>
          </table:table-cell>
          <table:table-cell office:value-type="float" office:value="934.04" calcext:value-type="float">
            <text:p>934.04</text:p>
          </table:table-cell>
        </table:table-row>
        <table:table-row table:style-name="ro1">
          <table:table-cell table:number-columns-repeated="7"/>
          <table:table-cell office:value-type="float" office:value="96.105" calcext:value-type="float">
            <text:p>96.105</text:p>
          </table:table-cell>
          <table:table-cell office:value-type="float" office:value="-0.10713" calcext:value-type="float">
            <text:p>-0.10713</text:p>
          </table:table-cell>
          <table:table-cell table:number-columns-repeated="2"/>
          <table:table-cell office:value-type="float" office:value="33.93" calcext:value-type="float">
            <text:p>33.93</text:p>
          </table:table-cell>
          <table:table-cell office:value-type="float" office:value="727.17" calcext:value-type="float">
            <text:p>727.17</text:p>
          </table:table-cell>
          <table:table-cell table:number-columns-repeated="2"/>
          <table:table-cell office:value-type="float" office:value="3.2725" calcext:value-type="float">
            <text:p>3.2725</text:p>
          </table:table-cell>
          <table:table-cell office:value-type="float" office:value="982.92" calcext:value-type="float">
            <text:p>982.92</text:p>
          </table:table-cell>
        </table:table-row>
        <table:table-row table:style-name="ro1">
          <table:table-cell table:number-columns-repeated="7"/>
          <table:table-cell office:value-type="float" office:value="119.51" calcext:value-type="float">
            <text:p>119.51</text:p>
          </table:table-cell>
          <table:table-cell office:value-type="float" office:value="-81.799" calcext:value-type="float">
            <text:p>-81.799</text:p>
          </table:table-cell>
          <table:table-cell table:number-columns-repeated="2"/>
          <table:table-cell office:value-type="float" office:value="50.158" calcext:value-type="float">
            <text:p>50.158</text:p>
          </table:table-cell>
          <table:table-cell office:value-type="float" office:value="616.88" calcext:value-type="float">
            <text:p>616.88</text:p>
          </table:table-cell>
          <table:table-cell table:number-columns-repeated="2"/>
          <table:table-cell office:value-type="float" office:value="4.7774" calcext:value-type="float">
            <text:p>4.7774</text:p>
          </table:table-cell>
          <table:table-cell office:value-type="float" office:value="994.98" calcext:value-type="float">
            <text:p>994.98</text:p>
          </table:table-cell>
        </table:table-row>
        <table:table-row table:style-name="ro1">
          <table:table-cell table:number-columns-repeated="7"/>
          <table:table-cell office:value-type="float" office:value="142.99" calcext:value-type="float">
            <text:p>142.99</text:p>
          </table:table-cell>
          <table:table-cell office:value-type="float" office:value="-110.16" calcext:value-type="float">
            <text:p>-110.16</text:p>
          </table:table-cell>
          <table:table-cell table:number-columns-repeated="2"/>
          <table:table-cell office:value-type="float" office:value="69.631" calcext:value-type="float">
            <text:p>69.631</text:p>
          </table:table-cell>
          <table:table-cell office:value-type="float" office:value="436.37" calcext:value-type="float">
            <text:p>436.37</text:p>
          </table:table-cell>
          <table:table-cell table:number-columns-repeated="2"/>
          <table:table-cell office:value-type="float" office:value="18.657" calcext:value-type="float">
            <text:p>18.657</text:p>
          </table:table-cell>
          <table:table-cell office:value-type="float" office:value="982.15" calcext:value-type="float">
            <text:p>982.15</text:p>
          </table:table-cell>
        </table:table-row>
        <table:table-row table:style-name="ro1">
          <table:table-cell table:number-columns-repeated="7"/>
          <table:table-cell office:value-type="float" office:value="169.76" calcext:value-type="float">
            <text:p>169.76</text:p>
          </table:table-cell>
          <table:table-cell office:value-type="float" office:value="-70.111" calcext:value-type="float">
            <text:p>-70.111</text:p>
          </table:table-cell>
          <table:table-cell table:number-columns-repeated="2"/>
          <table:table-cell office:value-type="float" office:value="92.397" calcext:value-type="float">
            <text:p>92.397</text:p>
          </table:table-cell>
          <table:table-cell office:value-type="float" office:value="260.27" calcext:value-type="float">
            <text:p>260.27</text:p>
          </table:table-cell>
          <table:table-cell table:number-columns-repeated="2"/>
          <table:table-cell office:value-type="float" office:value="34.374" calcext:value-type="float">
            <text:p>34.374</text:p>
          </table:table-cell>
          <table:table-cell office:value-type="float" office:value="966.8" calcext:value-type="float">
            <text:p>966.8</text:p>
          </table:table-cell>
        </table:table-row>
        <table:table-row table:style-name="ro1">
          <table:table-cell table:number-columns-repeated="7"/>
          <table:table-cell office:value-type="float" office:value="195.54" calcext:value-type="float">
            <text:p>195.54</text:p>
          </table:table-cell>
          <table:table-cell office:value-type="float" office:value="6.6568" calcext:value-type="float">
            <text:p>6.6568</text:p>
          </table:table-cell>
          <table:table-cell table:number-columns-repeated="2"/>
          <table:table-cell office:value-type="float" office:value="122.26" calcext:value-type="float">
            <text:p>122.26</text:p>
          </table:table-cell>
          <table:table-cell office:value-type="float" office:value="117.52" calcext:value-type="float">
            <text:p>117.52</text:p>
          </table:table-cell>
          <table:table-cell table:number-columns-repeated="2"/>
          <table:table-cell office:value-type="float" office:value="65.81" calcext:value-type="float">
            <text:p>65.81</text:p>
          </table:table-cell>
          <table:table-cell office:value-type="float" office:value="936.92" calcext:value-type="float">
            <text:p>936.92</text:p>
          </table:table-cell>
        </table:table-row>
        <table:table-row table:style-name="ro1">
          <table:table-cell table:number-columns-repeated="7"/>
          <table:table-cell office:value-type="float" office:value="218.56" calcext:value-type="float">
            <text:p>218.56</text:p>
          </table:table-cell>
          <table:table-cell office:value-type="float" office:value="64.214" calcext:value-type="float">
            <text:p>64.214</text:p>
          </table:table-cell>
          <table:table-cell table:number-columns-repeated="2"/>
          <table:table-cell office:value-type="float" office:value="158.94" calcext:value-type="float">
            <text:p>158.94</text:p>
          </table:table-cell>
          <table:table-cell office:value-type="float" office:value="38.207" calcext:value-type="float">
            <text:p>38.207</text:p>
          </table:table-cell>
          <table:table-cell table:number-columns-repeated="2"/>
          <table:table-cell office:value-type="float" office:value="125.81" calcext:value-type="float">
            <text:p>125.81</text:p>
          </table:table-cell>
          <table:table-cell office:value-type="float" office:value="882.32" calcext:value-type="float">
            <text:p>882.32</text:p>
          </table:table-cell>
        </table:table-row>
        <table:table-row table:style-name="ro1">
          <table:table-cell table:number-columns-repeated="7"/>
          <table:table-cell office:value-type="float" office:value="241.62" calcext:value-type="float">
            <text:p>241.62</text:p>
          </table:table-cell>
          <table:table-cell office:value-type="float" office:value="81.765" calcext:value-type="float">
            <text:p>81.765</text:p>
          </table:table-cell>
          <table:table-cell table:number-columns-repeated="2"/>
          <table:table-cell office:value-type="float" office:value="181.07" calcext:value-type="float">
            <text:p>181.07</text:p>
          </table:table-cell>
          <table:table-cell office:value-type="float" office:value="19.376" calcext:value-type="float">
            <text:p>19.376</text:p>
          </table:table-cell>
          <table:table-cell table:number-columns-repeated="2"/>
          <table:table-cell office:value-type="float" office:value="185.81" calcext:value-type="float">
            <text:p>185.81</text:p>
          </table:table-cell>
          <table:table-cell office:value-type="float" office:value="830.97" calcext:value-type="float">
            <text:p>830.97</text:p>
          </table:table-cell>
        </table:table-row>
        <table:table-row table:style-name="ro1">
          <table:table-cell table:number-columns-repeated="7"/>
          <table:table-cell office:value-type="float" office:value="269.31" calcext:value-type="float">
            <text:p>269.31</text:p>
          </table:table-cell>
          <table:table-cell office:value-type="float" office:value="47.819" calcext:value-type="float">
            <text:p>47.819</text:p>
          </table:table-cell>
          <table:table-cell table:number-columns-repeated="2"/>
          <table:table-cell office:value-type="float" office:value="223.28" calcext:value-type="float">
            <text:p>223.28</text:p>
          </table:table-cell>
          <table:table-cell office:value-type="float" office:value="5.153" calcext:value-type="float">
            <text:p>5.153</text:p>
          </table:table-cell>
          <table:table-cell table:number-columns-repeated="2"/>
          <table:table-cell office:value-type="float" office:value="245.81" calcext:value-type="float">
            <text:p>245.81</text:p>
          </table:table-cell>
          <table:table-cell office:value-type="float" office:value="782.54" calcext:value-type="float">
            <text:p>782.54</text:p>
          </table:table-cell>
        </table:table-row>
        <table:table-row table:style-name="ro1">
          <table:table-cell table:number-columns-repeated="7"/>
          <table:table-cell office:value-type="float" office:value="294" calcext:value-type="float">
            <text:p>294</text:p>
          </table:table-cell>
          <table:table-cell office:value-type="float" office:value="-7.7786" calcext:value-type="float">
            <text:p>-7.7786</text:p>
          </table:table-cell>
          <table:table-cell table:number-columns-repeated="2"/>
          <table:table-cell office:value-type="float" office:value="246.63" calcext:value-type="float">
            <text:p>246.63</text:p>
          </table:table-cell>
          <table:table-cell office:value-type="float" office:value="2.4273" calcext:value-type="float">
            <text:p>2.4273</text:p>
          </table:table-cell>
          <table:table-cell table:number-columns-repeated="2"/>
          <table:table-cell office:value-type="float" office:value="305.81" calcext:value-type="float">
            <text:p>305.81</text:p>
          </table:table-cell>
          <table:table-cell office:value-type="float" office:value="736.99" calcext:value-type="float">
            <text:p>736.99</text:p>
          </table:table-cell>
        </table:table-row>
        <table:table-row table:style-name="ro1">
          <table:table-cell table:number-columns-repeated="7"/>
          <table:table-cell office:value-type="float" office:value="316.69" calcext:value-type="float">
            <text:p>316.69</text:p>
          </table:table-cell>
          <table:table-cell office:value-type="float" office:value="-49.013" calcext:value-type="float">
            <text:p>-49.013</text:p>
          </table:table-cell>
          <table:table-cell table:number-columns-repeated="2"/>
          <table:table-cell office:value-type="float" office:value="269.48" calcext:value-type="float">
            <text:p>269.48</text:p>
          </table:table-cell>
          <table:table-cell office:value-type="float" office:value="1.1542" calcext:value-type="float">
            <text:p>1.1542</text:p>
          </table:table-cell>
          <table:table-cell table:number-columns-repeated="2"/>
          <table:table-cell office:value-type="float" office:value="365.81" calcext:value-type="float">
            <text:p>365.81</text:p>
          </table:table-cell>
          <table:table-cell office:value-type="float" office:value="694.05" calcext:value-type="float">
            <text:p>694.05</text:p>
          </table:table-cell>
        </table:table-row>
        <table:table-row table:style-name="ro1">
          <table:table-cell table:number-columns-repeated="7"/>
          <table:table-cell office:value-type="float" office:value="339.36" calcext:value-type="float">
            <text:p>339.36</text:p>
          </table:table-cell>
          <table:table-cell office:value-type="float" office:value="-60.741" calcext:value-type="float">
            <text:p>-60.741</text:p>
          </table:table-cell>
          <table:table-cell table:number-columns-repeated="2"/>
          <table:table-cell office:value-type="float" office:value="290.85" calcext:value-type="float">
            <text:p>290.85</text:p>
          </table:table-cell>
          <table:table-cell office:value-type="float" office:value="575.06" calcext:value-type="float">
            <text:p>575.06</text:p>
          </table:table-cell>
          <table:table-cell table:number-columns-repeated="2"/>
          <table:table-cell office:value-type="float" office:value="425.81" calcext:value-type="float">
            <text:p>425.81</text:p>
          </table:table-cell>
          <table:table-cell office:value-type="float" office:value="653.65" calcext:value-type="float">
            <text:p>653.65</text:p>
          </table:table-cell>
        </table:table-row>
        <table:table-row table:style-name="ro1">
          <table:table-cell table:number-columns-repeated="7"/>
          <table:table-cell office:value-type="float" office:value="367.8" calcext:value-type="float">
            <text:p>367.8</text:p>
          </table:table-cell>
          <table:table-cell office:value-type="float" office:value="-33.727" calcext:value-type="float">
            <text:p>-33.727</text:p>
          </table:table-cell>
          <table:table-cell table:number-columns-repeated="2"/>
          <table:table-cell office:value-type="float" office:value="312.18" calcext:value-type="float">
            <text:p>312.18</text:p>
          </table:table-cell>
          <table:table-cell office:value-type="float" office:value="285.45" calcext:value-type="float">
            <text:p>285.45</text:p>
          </table:table-cell>
          <table:table-cell table:number-columns-repeated="2"/>
          <table:table-cell office:value-type="float" office:value="485.81" calcext:value-type="float">
            <text:p>485.81</text:p>
          </table:table-cell>
          <table:table-cell office:value-type="float" office:value="615.56" calcext:value-type="float">
            <text:p>615.56</text:p>
          </table:table-cell>
        </table:table-row>
        <table:table-row table:style-name="ro1">
          <table:table-cell table:number-columns-repeated="7"/>
          <table:table-cell office:value-type="float" office:value="392.6" calcext:value-type="float">
            <text:p>392.6</text:p>
          </table:table-cell>
          <table:table-cell office:value-type="float" office:value="7.9948" calcext:value-type="float">
            <text:p>7.9948</text:p>
          </table:table-cell>
          <table:table-cell table:number-columns-repeated="6"/>
          <table:table-cell office:value-type="float" office:value="605.81" calcext:value-type="float">
            <text:p>605.81</text:p>
          </table:table-cell>
          <table:table-cell office:value-type="float" office:value="545.95" calcext:value-type="float">
            <text:p>545.95</text:p>
          </table:table-cell>
        </table:table-row>
        <table:table-row table:style-name="ro1">
          <table:table-cell table:number-columns-repeated="7"/>
          <table:table-cell office:value-type="float" office:value="415.18" calcext:value-type="float">
            <text:p>415.18</text:p>
          </table:table-cell>
          <table:table-cell office:value-type="float" office:value="37.613" calcext:value-type="float">
            <text:p>37.613</text:p>
          </table:table-cell>
          <table:table-cell table:number-columns-repeated="6"/>
          <table:table-cell office:value-type="float" office:value="665.81" calcext:value-type="float">
            <text:p>665.81</text:p>
          </table:table-cell>
          <table:table-cell office:value-type="float" office:value="514.17" calcext:value-type="float">
            <text:p>514.17</text:p>
          </table:table-cell>
        </table:table-row>
        <table:table-row table:style-name="ro1">
          <table:table-cell table:number-columns-repeated="7"/>
          <table:table-cell office:value-type="float" office:value="437.72" calcext:value-type="float">
            <text:p>437.72</text:p>
          </table:table-cell>
          <table:table-cell office:value-type="float" office:value="45.023" calcext:value-type="float">
            <text:p>45.023</text:p>
          </table:table-cell>
          <table:table-cell table:number-columns-repeated="6"/>
          <table:table-cell office:value-type="float" office:value="725.81" calcext:value-type="float">
            <text:p>725.81</text:p>
          </table:table-cell>
          <table:table-cell office:value-type="float" office:value="484.21" calcext:value-type="float">
            <text:p>484.21</text:p>
          </table:table-cell>
        </table:table-row>
        <table:table-row table:style-name="ro1">
          <table:table-cell table:number-columns-repeated="7"/>
          <table:table-cell office:value-type="float" office:value="466.7" calcext:value-type="float">
            <text:p>466.7</text:p>
          </table:table-cell>
          <table:table-cell office:value-type="float" office:value="23.291" calcext:value-type="float">
            <text:p>23.291</text:p>
          </table:table-cell>
          <table:table-cell table:number-columns-repeated="6"/>
          <table:table-cell office:value-type="float" office:value="1085.8" calcext:value-type="float">
            <text:p>1085.8</text:p>
          </table:table-cell>
          <table:table-cell office:value-type="float" office:value="337.81" calcext:value-type="float">
            <text:p>337.81</text:p>
          </table:table-cell>
        </table:table-row>
        <table:table-row table:style-name="ro1">
          <table:table-cell table:number-columns-repeated="7"/>
          <table:table-cell office:value-type="float" office:value="491.35" calcext:value-type="float">
            <text:p>491.35</text:p>
          </table:table-cell>
          <table:table-cell office:value-type="float" office:value="-7.6938" calcext:value-type="float">
            <text:p>-7.6938</text:p>
          </table:table-cell>
          <table:table-cell table:number-columns-repeated="6"/>
          <table:table-cell office:value-type="float" office:value="1385.8" calcext:value-type="float">
            <text:p>1385.8</text:p>
          </table:table-cell>
          <table:table-cell office:value-type="float" office:value="250.26" calcext:value-type="float">
            <text:p>250.26</text:p>
          </table:table-cell>
        </table:table-row>
        <table:table-row table:style-name="ro1">
          <table:table-cell table:number-columns-repeated="7"/>
          <table:table-cell office:value-type="float" office:value="513.74" calcext:value-type="float">
            <text:p>513.74</text:p>
          </table:table-cell>
          <table:table-cell office:value-type="float" office:value="-28.812" calcext:value-type="float">
            <text:p>-28.812</text:p>
          </table:table-cell>
          <table:table-cell table:number-columns-repeated="6"/>
          <table:table-cell office:value-type="float" office:value="1685.8" calcext:value-type="float">
            <text:p>1685.8</text:p>
          </table:table-cell>
          <table:table-cell office:value-type="float" office:value="185.39" calcext:value-type="float">
            <text:p>185.39</text:p>
          </table:table-cell>
        </table:table-row>
        <table:table-row table:style-name="ro1">
          <table:table-cell table:number-columns-repeated="7"/>
          <table:table-cell office:value-type="float" office:value="536.32" calcext:value-type="float">
            <text:p>536.32</text:p>
          </table:table-cell>
          <table:table-cell office:value-type="float" office:value="-33.301" calcext:value-type="float">
            <text:p>-33.301</text:p>
          </table:table-cell>
          <table:table-cell table:number-columns-repeated="6"/>
          <table:table-cell office:value-type="float" office:value="2045.8" calcext:value-type="float">
            <text:p>2045.8</text:p>
          </table:table-cell>
          <table:table-cell office:value-type="float" office:value="129.34" calcext:value-type="float">
            <text:p>129.34</text:p>
          </table:table-cell>
        </table:table-row>
        <table:table-row table:style-name="ro1">
          <table:table-cell table:number-columns-repeated="7"/>
          <table:table-cell office:value-type="float" office:value="565.85" calcext:value-type="float">
            <text:p>565.85</text:p>
          </table:table-cell>
          <table:table-cell office:value-type="float" office:value="-15.776" calcext:value-type="float">
            <text:p>-15.776</text:p>
          </table:table-cell>
          <table:table-cell table:number-columns-repeated="6"/>
          <table:table-cell office:value-type="float" office:value="2525.8" calcext:value-type="float">
            <text:p>2525.8</text:p>
          </table:table-cell>
          <table:table-cell office:value-type="float" office:value="80.028" calcext:value-type="float">
            <text:p>80.028</text:p>
          </table:table-cell>
        </table:table-row>
        <table:table-row table:style-name="ro1">
          <table:table-cell table:number-columns-repeated="15"/>
          <table:table-cell office:value-type="float" office:value="2825.8" calcext:value-type="float">
            <text:p>2825.8</text:p>
          </table:table-cell>
          <table:table-cell office:value-type="float" office:value="59.288" calcext:value-type="float">
            <text:p>59.288</text:p>
          </table:table-cell>
        </table:table-row>
        <table:table-row table:style-name="ro1">
          <table:table-cell table:number-columns-repeated="15"/>
          <table:table-cell office:value-type="float" office:value="3128.7" calcext:value-type="float">
            <text:p>3128.7</text:p>
          </table:table-cell>
          <table:table-cell office:value-type="float" office:value="43.718" calcext:value-type="float">
            <text:p>43.718</text:p>
          </table:table-cell>
        </table:table-row>
        <table:table-row table:style-name="ro1">
          <table:table-cell table:number-columns-repeated="15"/>
          <table:table-cell office:value-type="float" office:value="3828.7" calcext:value-type="float">
            <text:p>3828.7</text:p>
          </table:table-cell>
          <table:table-cell office:value-type="float" office:value="21.708" calcext:value-type="float">
            <text:p>21.708</text:p>
          </table:table-cell>
        </table:table-row>
        <table:table-row table:style-name="ro1">
          <table:table-cell table:number-columns-repeated="15"/>
          <table:table-cell office:value-type="float" office:value="4328.7" calcext:value-type="float">
            <text:p>4328.7</text:p>
          </table:table-cell>
          <table:table-cell office:value-type="float" office:value="13.156" calcext:value-type="float">
            <text:p>13.1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7">
      <number:number number:decimal-places="3" loext:min-decimal-places="3" number:min-integer-digits="1" number:grouping="true"/>
    </number:number-style>
    <number:number-style style:name="N128">
      <number:number number:decimal-places="4" loext:min-decimal-places="4" number:min-integer-digits="1" number:grouping="true"/>
    </number:number-style>
    <number:number-style style:name="N129">
      <number:number number:decimal-places="5" loext:min-decimal-places="5" number:min-integer-digits="1" number:grouping="true"/>
    </number:number-style>
    <number:number-style style:name="N130">
      <number:number number:decimal-places="6" loext:min-decimal-places="6" number:min-integer-digits="1" number:grouping="true"/>
    </number:number-style>
    <number:number-style style:name="N131">
      <number:number number:decimal-places="7" loext:min-decimal-places="7" number:min-integer-digits="1" number:grouping="true"/>
    </number:number-style>
    <number:number-style style:name="N132">
      <number:number number:decimal-places="8" loext:min-decimal-places="8" number:min-integer-digits="1" number:grouping="true"/>
    </number:number-style>
    <number:number-style style:name="N133">
      <number:number number:decimal-places="9" loext:min-decimal-places="9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8">00/00/0000</text:date>, <text:time style:data-style-name="N2" text:time-value="08:45:25.9619394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0T23:27:37.946646194</meta:creation-date>
    <meta:generator>LibreOffice/6.4.7.2$Linux_X86_64 LibreOffice_project/40$Build-2</meta:generator>
    <dc:date>2022-04-08T11:09:15.145072704</dc:date>
    <meta:editing-duration>PT11H16M27S</meta:editing-duration>
    <meta:editing-cycles>52</meta:editing-cycles>
    <meta:document-statistic meta:table-count="2" meta:cell-count="663" meta:object-count="0"/>
  </office:meta>
</office:document-meta>
</file>